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206870" officeooo:paragraph-rsid="00226f27"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206870" officeooo:paragraph-rsid="0020687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26f27" officeooo:paragraph-rsid="00226f2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officeooo:rsid="0025811a" officeooo:paragraph-rsid="0025811a"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bold" officeooo:rsid="0018243e" officeooo:paragraph-rsid="0018243e" style:font-size-asian="12pt" style:font-weight-asian="bold" style:font-size-complex="12pt" style:font-weight-complex="bold"/>
    </style:style>
    <style:style style:name="P7" style:family="paragraph" style:parent-style-name="Text_20_body">
      <style:text-properties fo:font-size="14pt" fo:font-style="italic" fo:font-weight="bold" officeooo:rsid="0031d74f" officeooo:paragraph-rsid="0031d74f" style:font-size-asian="14pt" style:font-style-asian="italic" style:font-weight-asian="bold" style:font-size-complex="14pt" style:font-style-complex="italic" style:font-weight-complex="bold"/>
    </style:style>
    <style:style style:name="P8" style:family="paragraph" style:parent-style-name="Text_20_body">
      <style:text-properties fo:font-size="14pt" fo:font-style="italic" fo:font-weight="bold" officeooo:rsid="0033ab4a" officeooo:paragraph-rsid="0033ab4a" style:font-size-asian="14pt" style:font-style-asian="italic" style:font-weight-asian="bold" style:font-size-complex="14pt" style:font-style-complex="italic" style:font-weight-complex="bold"/>
    </style:style>
    <style:style style:name="P9" style:family="paragraph" style:parent-style-name="Text_20_body">
      <style:text-properties fo:font-size="14pt" fo:language="en" fo:country="US" fo:font-weight="normal" officeooo:rsid="0031d74f" officeooo:paragraph-rsid="0031d74f" style:font-size-asian="14pt" style:font-weight-asian="normal" style:font-size-complex="14pt" style:font-weight-complex="normal" loext:padding="0in" loext:border="none"/>
    </style:style>
    <style:style style:name="P10" style:family="paragraph" style:parent-style-name="Text_20_body">
      <style:text-properties fo:font-size="14pt" fo:language="en" fo:country="US" fo:font-weight="bold" style:font-size-asian="14pt" style:font-weight-asian="bold" style:font-size-complex="14pt" style:font-weight-complex="bold"/>
    </style:style>
    <style:style style:name="P11" style:family="paragraph" style:parent-style-name="Text_20_body">
      <style:text-properties fo:font-size="14pt" fo:language="en" fo:country="US" fo:font-weight="bold" officeooo:rsid="002d4265" officeooo:paragraph-rsid="002d4265" style:font-size-asian="14pt" style:font-weight-asian="bold" style:font-size-complex="14pt" style:font-weight-complex="bold"/>
    </style:style>
    <style:style style:name="P12" style:family="paragraph" style:parent-style-name="Text_20_body">
      <style:text-properties fo:font-size="14pt" fo:language="en" fo:country="US" fo:font-weight="bold" officeooo:rsid="0030a9ae" officeooo:paragraph-rsid="0030a9ae" style:font-size-asian="14pt" style:font-weight-asian="bold" style:font-size-complex="14pt" style:font-weight-complex="bold" loext:padding="0in" loext:border="none"/>
    </style:style>
    <style:style style:name="P13" style:family="paragraph" style:parent-style-name="Text_20_body">
      <style:text-properties fo:font-size="14pt" fo:language="en" fo:country="US" fo:font-weight="bold" officeooo:rsid="0031d74f" officeooo:paragraph-rsid="0031d74f" style:font-size-asian="14pt" style:font-weight-asian="bold" style:font-size-complex="14pt" style:font-weight-complex="bold" loext:padding="0in" loext:border="none"/>
    </style:style>
    <style:style style:name="P14" style:family="paragraph" style:parent-style-name="Text_20_body">
      <style:text-properties fo:font-size="14pt" fo:language="en" fo:country="US" fo:font-weight="bold" officeooo:rsid="0035d083" officeooo:paragraph-rsid="0035d083" style:font-size-asian="14pt" style:font-weight-asian="bold" style:font-size-complex="14pt" style:font-weight-complex="bold"/>
    </style:style>
    <style:style style:name="P15" style:family="paragraph" style:parent-style-name="Text_20_body">
      <style:text-properties fo:font-size="14pt" fo:language="en" fo:country="US" fo:font-weight="bold" officeooo:rsid="0038bfa3" officeooo:paragraph-rsid="0038bfa3" style:font-size-asian="14pt" style:font-weight-asian="bold" style:font-size-complex="14pt" style:font-weight-complex="bold"/>
    </style:style>
    <style:style style:name="P16" style:family="paragraph" style:parent-style-name="Text_20_body">
      <style:text-properties fo:font-size="14pt" fo:language="en" fo:country="US" fo:font-weight="bold" officeooo:rsid="003bd7c4" officeooo:paragraph-rsid="003bd7c4" style:font-size-asian="14pt" style:font-weight-asian="bold" style:font-size-complex="14pt" style:font-weight-complex="bold"/>
    </style:style>
    <style:style style:name="P17" style:family="paragraph" style:parent-style-name="Text_20_body">
      <style:text-properties fo:font-size="14pt" fo:language="en" fo:country="US" fo:font-weight="bold" officeooo:rsid="003bd7c4" officeooo:paragraph-rsid="003f711d" style:font-size-asian="14pt" style:font-weight-asian="bold" style:font-size-complex="14pt" style:font-weight-complex="bold"/>
    </style:style>
    <style:style style:name="P18" style:family="paragraph" style:parent-style-name="Text_20_body">
      <style:text-properties fo:font-size="14pt" fo:language="en" fo:country="US" fo:font-weight="bold" officeooo:rsid="003e1fc0" officeooo:paragraph-rsid="003e1fc0" style:font-size-asian="14pt" style:font-weight-asian="bold" style:font-size-complex="14pt" style:font-weight-complex="bold"/>
    </style:style>
    <style:style style:name="P19" style:family="paragraph" style:parent-style-name="Text_20_body">
      <style:text-properties fo:font-size="14pt" fo:language="en" fo:country="US" fo:font-weight="bold" officeooo:rsid="003e1fc0" officeooo:paragraph-rsid="00405a8f" style:font-size-asian="14pt" style:font-weight-asian="bold" style:font-size-complex="14pt" style:font-weight-complex="bold"/>
    </style:style>
    <style:style style:name="P20" style:family="paragraph" style:parent-style-name="Text_20_body">
      <style:text-properties fo:font-size="14pt" fo:language="en" fo:country="US" fo:font-weight="bold" officeooo:rsid="00405a8f" officeooo:paragraph-rsid="00405a8f" style:font-size-asian="14pt" style:font-weight-asian="bold" style:font-size-complex="14pt" style:font-weight-complex="bold"/>
    </style:style>
    <style:style style:name="P21" style:family="paragraph" style:parent-style-name="Text_20_body">
      <style:text-properties fo:font-size="14pt" fo:language="en" fo:country="US" fo:font-style="italic" fo:font-weight="bold" officeooo:rsid="0031d74f" officeooo:paragraph-rsid="0031d74f" style:font-size-asian="14pt" style:font-style-asian="italic" style:font-weight-asian="bold" style:font-size-complex="14pt" style:font-style-complex="italic" style:font-weight-complex="bold" loext:padding="0in" loext:border="none"/>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2bf590" officeooo:paragraph-rsid="002bf590"/>
    </style:style>
    <style:style style:name="P24" style:family="paragraph" style:parent-style-name="Text_20_body">
      <style:text-properties fo:language="en" fo:country="US" officeooo:rsid="002c1b53" officeooo:paragraph-rsid="002c1b53"/>
    </style:style>
    <style:style style:name="P25" style:family="paragraph" style:parent-style-name="Text_20_body">
      <style:text-properties fo:language="en" fo:country="US" fo:font-style="italic" fo:font-weight="bold" style:font-style-asian="italic" style:font-weight-asian="bold" style:font-style-complex="italic" style:font-weight-complex="bold"/>
    </style:style>
    <style:style style:name="P26" style:family="paragraph" style:parent-style-name="Text_20_body">
      <style:text-properties fo:language="en" fo:country="US" fo:font-style="italic" fo:font-weight="bold" officeooo:rsid="002c1b53" officeooo:paragraph-rsid="002c1b53" style:font-style-asian="italic" style:font-weight-asian="bold" style:font-style-complex="italic" style:font-weight-complex="bold"/>
    </style:style>
    <style:style style:name="P27" style:family="paragraph" style:parent-style-name="Text_20_body">
      <style:text-properties fo:language="en" fo:country="US" fo:font-style="italic" fo:font-weight="bold" officeooo:rsid="002d4265" officeooo:paragraph-rsid="002d4265" style:font-style-asian="italic" style:font-weight-asian="bold" style:font-style-complex="italic" style:font-weight-complex="bold"/>
    </style:style>
    <style:style style:name="P28" style:family="paragraph" style:parent-style-name="Text_20_body">
      <style:text-properties fo:language="en" fo:country="US" fo:font-style="italic" fo:font-weight="bold" officeooo:rsid="0034360e" officeooo:paragraph-rsid="0034360e" style:font-style-asian="italic" style:font-weight-asian="bold" style:font-style-complex="italic" style:font-weight-complex="bold"/>
    </style:style>
    <style:style style:name="P29" style:family="paragraph" style:parent-style-name="Text_20_body">
      <style:text-properties fo:language="en" fo:country="US" fo:font-style="italic" fo:font-weight="bold" officeooo:rsid="0047fd84" officeooo:paragraph-rsid="0047fd84" style:font-style-asian="italic" style:font-weight-asian="bold" style:font-style-complex="italic" style:font-weight-complex="bold"/>
    </style:style>
    <style:style style:name="P30" style:family="paragraph" style:parent-style-name="Text_20_body">
      <style:text-properties fo:language="en" fo:country="US" fo:font-style="italic" fo:font-weight="bold" officeooo:rsid="004abf72" officeooo:paragraph-rsid="004abf72" style:font-style-asian="italic" style:font-weight-asian="bold" style:font-style-complex="italic" style:font-weight-complex="bold"/>
    </style:style>
    <style:style style:name="P31" style:family="paragraph" style:parent-style-name="Text_20_body">
      <style:text-properties fo:language="en" fo:country="US" fo:font-style="italic" fo:font-weight="bold" officeooo:rsid="004abf72" officeooo:paragraph-rsid="004c100f" style:font-style-asian="italic" style:font-weight-asian="bold" style:font-style-complex="italic" style:font-weight-complex="bold"/>
    </style:style>
    <style:style style:name="P32" style:family="paragraph" style:parent-style-name="Text_20_body">
      <style:text-properties fo:language="en" fo:country="US" fo:font-style="italic" fo:font-weight="bold" officeooo:rsid="00424ab7" officeooo:paragraph-rsid="0050de6a" style:font-style-asian="italic" style:font-weight-asian="bold" style:font-style-complex="italic" style:font-weight-complex="bold"/>
    </style:style>
    <style:style style:name="P33" style:family="paragraph" style:parent-style-name="Text_20_body">
      <style:text-properties fo:language="en" fo:country="US" fo:font-style="italic" fo:font-weight="bold" officeooo:rsid="0050de6a" officeooo:paragraph-rsid="0052bda6" style:font-style-asian="italic" style:font-weight-asian="bold" style:font-style-complex="italic" style:font-weight-complex="bold"/>
    </style:style>
    <style:style style:name="P34" style:family="paragraph" style:parent-style-name="Text_20_body">
      <style:text-properties fo:language="en" fo:country="US" fo:font-style="italic" fo:font-weight="bold" officeooo:rsid="005308ae" officeooo:paragraph-rsid="005308ae" style:font-style-asian="italic" style:font-weight-asian="bold" style:font-style-complex="italic" style:font-weight-complex="bold"/>
    </style:style>
    <style:style style:name="P35" style:family="paragraph" style:parent-style-name="Text_20_body">
      <style:text-properties fo:language="en" fo:country="US" fo:font-style="italic" fo:font-weight="bold" officeooo:rsid="005834da" officeooo:paragraph-rsid="005834da" style:font-style-asian="italic" style:font-weight-asian="bold" style:font-style-complex="italic" style:font-weight-complex="bold"/>
    </style:style>
    <style:style style:name="P36" style:family="paragraph" style:parent-style-name="Text_20_body">
      <style:text-properties fo:language="en" fo:country="US" fo:font-style="italic" fo:font-weight="bold" officeooo:rsid="0045e6a0" officeooo:paragraph-rsid="0045e6a0" style:font-style-asian="italic" style:font-weight-asian="bold" style:font-style-complex="italic" style:font-weight-complex="bold"/>
    </style:style>
    <style:style style:name="P37" style:family="paragraph" style:parent-style-name="Text_20_body">
      <style:text-properties fo:language="en" fo:country="US" fo:font-style="italic" fo:font-weight="bold" officeooo:rsid="005cb893" officeooo:paragraph-rsid="005cb893" style:font-style-asian="italic" style:font-weight-asian="bold" style:font-style-complex="italic" style:font-weight-complex="bold"/>
    </style:style>
    <style:style style:name="P38" style:family="paragraph" style:parent-style-name="Text_20_body">
      <style:text-properties fo:language="en" fo:country="US" fo:font-style="italic" fo:font-weight="bold" officeooo:rsid="005ea775" officeooo:paragraph-rsid="005ea775" style:font-style-asian="italic" style:font-weight-asian="bold" style:font-style-complex="italic" style:font-weight-complex="bold"/>
    </style:style>
    <style:style style:name="P39" style:family="paragraph" style:parent-style-name="Text_20_body">
      <style:text-properties fo:language="en" fo:country="US" fo:font-style="italic" fo:font-weight="bold" officeooo:rsid="005f0295" officeooo:paragraph-rsid="005f0295" style:font-style-asian="italic" style:font-weight-asian="bold" style:font-style-complex="italic" style:font-weight-complex="bold"/>
    </style:style>
    <style:style style:name="P40" style:family="paragraph" style:parent-style-name="Text_20_body">
      <style:text-properties fo:language="en" fo:country="US" fo:font-style="italic" style:font-style-asian="italic" style:font-style-complex="italic"/>
    </style:style>
    <style:style style:name="P41" style:family="paragraph" style:parent-style-name="Text_20_body">
      <style:text-properties fo:language="en" fo:country="US" fo:font-style="italic" fo:font-weight="normal" officeooo:rsid="005869ee" officeooo:paragraph-rsid="005869ee" style:font-style-asian="italic" style:font-weight-asian="normal" style:font-style-complex="italic" style:font-weight-complex="normal"/>
    </style:style>
    <style:style style:name="P42" style:family="paragraph" style:parent-style-name="Text_20_body">
      <style:text-properties fo:language="en" fo:country="US" fo:font-weight="bold" officeooo:rsid="002ef4da" officeooo:paragraph-rsid="002ef4da" style:font-weight-asian="bold" style:font-weight-complex="bold" loext:padding="0in" loext:border="none"/>
    </style:style>
    <style:style style:name="P43" style:family="paragraph" style:parent-style-name="Text_20_body">
      <style:text-properties fo:language="en" fo:country="US" fo:font-weight="bold" officeooo:rsid="0041d4a5" officeooo:paragraph-rsid="0041d4a5" style:font-weight-asian="bold" style:font-weight-complex="bold"/>
    </style:style>
    <style:style style:name="P44" style:family="paragraph" style:parent-style-name="Text_20_body">
      <style:text-properties fo:language="en" fo:country="US" officeooo:rsid="002d4265" officeooo:paragraph-rsid="002d4265"/>
    </style:style>
    <style:style style:name="P45" style:family="paragraph" style:parent-style-name="Text_20_body">
      <style:text-properties fo:language="en" fo:country="US" officeooo:rsid="002ef4da" officeooo:paragraph-rsid="002ef4da" loext:padding="0in" loext:border="none"/>
    </style:style>
    <style:style style:name="P46" style:family="paragraph" style:parent-style-name="Text_20_body">
      <style:text-properties fo:language="en" fo:country="US" officeooo:rsid="0038bfa3" officeooo:paragraph-rsid="0038bfa3"/>
    </style:style>
    <style:style style:name="P47" style:family="paragraph" style:parent-style-name="Text_20_body">
      <style:text-properties fo:language="en" fo:country="US" officeooo:rsid="00399203" officeooo:paragraph-rsid="00399203"/>
    </style:style>
    <style:style style:name="P48" style:family="paragraph" style:parent-style-name="Text_20_body">
      <style:text-properties fo:language="en" fo:country="US" officeooo:rsid="003a67e2" officeooo:paragraph-rsid="003a67e2"/>
    </style:style>
    <style:style style:name="P49" style:family="paragraph" style:parent-style-name="Text_20_body">
      <style:text-properties fo:language="en" fo:country="US" officeooo:rsid="003cd1f3" officeooo:paragraph-rsid="003cd1f3"/>
    </style:style>
    <style:style style:name="P50" style:family="paragraph" style:parent-style-name="Text_20_body">
      <style:text-properties fo:language="en" fo:country="US" officeooo:rsid="00467422" officeooo:paragraph-rsid="00467422"/>
    </style:style>
    <style:style style:name="P51" style:family="paragraph" style:parent-style-name="Text_20_body">
      <style:text-properties fo:language="en" fo:country="US" officeooo:rsid="0047fd84" officeooo:paragraph-rsid="0047fd84"/>
    </style:style>
    <style:style style:name="P52" style:family="paragraph" style:parent-style-name="Text_20_body">
      <style:text-properties fo:language="en" fo:country="US" officeooo:rsid="004abf72" officeooo:paragraph-rsid="004abf72"/>
    </style:style>
    <style:style style:name="P53" style:family="paragraph" style:parent-style-name="Text_20_body">
      <style:text-properties fo:language="en" fo:country="US" officeooo:rsid="005834da" officeooo:paragraph-rsid="005834da"/>
    </style:style>
    <style:style style:name="P54" style:family="paragraph" style:parent-style-name="Text_20_body">
      <style:text-properties fo:language="en" fo:country="US" officeooo:rsid="005a3daf" officeooo:paragraph-rsid="005a3daf"/>
    </style:style>
    <style:style style:name="P55" style:family="paragraph" style:parent-style-name="Text_20_body">
      <style:text-properties fo:language="en" fo:country="US" officeooo:rsid="005cb893" officeooo:paragraph-rsid="005cb893"/>
    </style:style>
    <style:style style:name="P56" style:family="paragraph" style:parent-style-name="Text_20_body">
      <style:text-properties fo:language="en" fo:country="US" officeooo:rsid="005f0295" officeooo:paragraph-rsid="005f0295"/>
    </style:style>
    <style:style style:name="P57" style:family="paragraph" style:parent-style-name="Text_20_body">
      <style:text-properties officeooo:rsid="002d4265" officeooo:paragraph-rsid="002ef4da"/>
    </style:style>
    <style:style style:name="P58" style:family="paragraph" style:parent-style-name="Text_20_body">
      <style:text-properties officeooo:rsid="002ef4da" officeooo:paragraph-rsid="002ef4da"/>
    </style:style>
    <style:style style:name="P59" style:family="paragraph" style:parent-style-name="Text_20_body">
      <style:text-properties officeooo:rsid="003bd7c4" officeooo:paragraph-rsid="003bd7c4"/>
    </style:style>
    <style:style style:name="P60" style:family="paragraph" style:parent-style-name="Text_20_body">
      <style:text-properties officeooo:rsid="003c03b6" officeooo:paragraph-rsid="003c03b6"/>
    </style:style>
    <style:style style:name="P61" style:family="paragraph" style:parent-style-name="Text_20_body">
      <style:text-properties fo:font-size="18pt" fo:language="en" fo:country="US" fo:font-weight="bold" officeooo:rsid="004e8b12" officeooo:paragraph-rsid="004e8b12" style:font-size-asian="18pt" style:font-weight-asian="bold" style:font-size-complex="18pt" style:font-weight-complex="bold"/>
    </style:style>
    <style:style style:name="P62" style:family="paragraph" style:parent-style-name="Text_20_body">
      <style:text-properties fo:font-size="18pt" fo:language="en" fo:country="US" fo:font-weight="bold" officeooo:paragraph-rsid="004c100f" style:font-size-asian="18pt" style:font-weight-asian="bold" style:font-size-complex="18pt" style:font-weight-complex="bold"/>
    </style:style>
    <style:style style:name="P63" style:family="paragraph" style:parent-style-name="Text_20_body">
      <style:text-properties fo:font-size="18pt" fo:language="en" fo:country="US" fo:font-weight="bold" officeooo:rsid="005ea775" officeooo:paragraph-rsid="005ea775" style:font-size-asian="18pt" style:font-weight-asian="bold" style:font-size-complex="18pt" style:font-weight-complex="bold"/>
    </style:style>
    <style:style style:name="P64" style:family="paragraph" style:parent-style-name="Text_20_body">
      <style:text-properties fo:font-size="18pt" fo:language="en" fo:country="US" fo:font-weight="bold" officeooo:rsid="005fae03" officeooo:paragraph-rsid="005fae03" style:font-size-asian="18pt" style:font-weight-asian="bold" style:font-size-complex="18pt" style:font-weight-complex="bold"/>
    </style:style>
    <style:style style:name="P65" style:family="paragraph" style:parent-style-name="Text_20_body">
      <style:text-properties fo:font-size="18pt" fo:language="en" fo:country="US" fo:font-style="italic" fo:font-weight="bold" officeooo:rsid="004e8b12" officeooo:paragraph-rsid="0052bda6" style:font-size-asian="18pt" style:font-style-asian="italic" style:font-weight-asian="bold" style:font-size-complex="18pt" style:font-style-complex="italic" style:font-weight-complex="bold"/>
    </style:style>
    <style:style style:name="P66" style:family="paragraph" style:parent-style-name="Text_20_body">
      <style:text-properties fo:font-size="18pt" fo:language="en" fo:country="US" fo:font-style="italic" fo:font-weight="bold" officeooo:rsid="004e8b12" officeooo:paragraph-rsid="0053df0f" style:font-size-asian="18pt" style:font-style-asian="italic" style:font-weight-asian="bold" style:font-size-complex="18pt" style:font-style-complex="italic" style:font-weight-complex="bold"/>
    </style:style>
    <style:style style:name="P67" style:family="paragraph" style:parent-style-name="Text_20_body">
      <style:text-properties fo:font-variant="normal" fo:text-transform="none" fo:color="#000000" style:font-name="Monaco" fo:font-size="9.75pt" fo:letter-spacing="normal" fo:language="en" fo:country="US" fo:font-style="italic" fo:font-weight="bold" officeooo:rsid="0050de6a" officeooo:paragraph-rsid="0050de6a" style:font-style-asian="italic" style:font-weight-asian="bold" style:font-style-complex="italic" style:font-weight-complex="bold"/>
    </style:style>
    <style:style style:name="P68" style:family="paragraph" style:parent-style-name="Text_20_body">
      <style:text-properties fo:font-variant="normal" fo:text-transform="none" fo:color="#000000" style:font-name="Monaco" fo:font-size="9.75pt" fo:letter-spacing="normal" fo:language="en" fo:country="US" fo:font-style="italic" fo:font-weight="bold" officeooo:rsid="005834da" officeooo:paragraph-rsid="005834da" style:font-style-asian="italic" style:font-weight-asian="bold" style:font-style-complex="italic" style:font-weight-complex="bold"/>
    </style:style>
    <style:style style:name="P69" style:family="paragraph" style:parent-style-name="Text_20_body">
      <style:paragraph-properties fo:margin-left="0in" fo:margin-right="0in" fo:margin-top="0in" fo:margin-bottom="0in" loext:contextual-spacing="false" fo:text-indent="0in" style:auto-text-indent="false" fo:padding="0in" fo:border="none"/>
    </style:style>
    <style:style style:name="P70" style:family="paragraph" style:parent-style-name="Preformatted_20_Text">
      <style:text-properties fo:language="en" fo:country="US"/>
    </style:style>
    <style:style style:name="P71" style:family="paragraph" style:parent-style-name="Preformatted_20_Text">
      <style:text-properties fo:language="en" fo:country="US" officeooo:paragraph-rsid="00408c15"/>
    </style:style>
    <style:style style:name="P72" style:family="paragraph" style:parent-style-name="Preformatted_20_Text">
      <style:text-properties fo:language="en" fo:country="US" officeooo:rsid="0041d4a5" officeooo:paragraph-rsid="0041d4a5"/>
    </style:style>
    <style:style style:name="P73" style:family="paragraph" style:parent-style-name="Preformatted_20_Text">
      <style:text-properties fo:language="en" fo:country="US" officeooo:paragraph-rsid="00424ab7"/>
    </style:style>
    <style:style style:name="P74" style:family="paragraph" style:parent-style-name="Preformatted_20_Text">
      <style:text-properties fo:language="en" fo:country="US" officeooo:rsid="00424ab7" officeooo:paragraph-rsid="00424ab7"/>
    </style:style>
    <style:style style:name="P75" style:family="paragraph" style:parent-style-name="Preformatted_20_Text">
      <style:text-properties fo:language="en" fo:country="US" fo:font-style="italic" fo:font-weight="bold" officeooo:rsid="00424ab7" officeooo:paragraph-rsid="00424ab7" style:font-style-asian="italic" style:font-weight-asian="bold" style:font-style-complex="italic" style:font-weight-complex="bold"/>
    </style:style>
    <style:style style:name="P76" style:family="paragraph" style:parent-style-name="Preformatted_20_Text">
      <style:text-properties fo:language="en" fo:country="US" fo:font-style="italic" fo:font-weight="normal" officeooo:rsid="00424ab7" officeooo:paragraph-rsid="00424ab7" style:font-style-asian="italic" style:font-weight-asian="normal" style:font-style-complex="italic" style:font-weight-complex="normal"/>
    </style:style>
    <style:style style:name="P77" style:family="paragraph" style:parent-style-name="Preformatted_20_Text">
      <style:text-properties fo:font-variant="normal" fo:text-transform="none" fo:color="#222222" style:font-name="Source Code Pro" fo:font-size="10.5pt" fo:letter-spacing="normal" fo:language="en" fo:country="US" fo:font-style="normal" fo:font-weight="normal"/>
    </style:style>
    <style:style style:name="P78" style:family="paragraph" style:parent-style-name="Preformatted_20_Text">
      <style:text-properties fo:font-variant="normal" fo:text-transform="none" fo:color="#222222" style:font-name="Source Code Pro" fo:font-size="10.5pt" fo:letter-spacing="normal" fo:language="en" fo:country="US" fo:font-style="normal" fo:font-weight="normal" officeooo:paragraph-rsid="00408c15"/>
    </style:style>
    <style:style style:name="P79"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1d4a5" officeooo:paragraph-rsid="0041d4a5" style:font-weight-asian="bold" style:font-weight-complex="bold"/>
    </style:style>
    <style:style style:name="P80"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24ab7" officeooo:paragraph-rsid="00424ab7" style:font-style-asian="italic" style:font-weight-asian="bold" style:font-style-complex="italic" style:font-weight-complex="bold"/>
    </style:style>
    <style:style style:name="P81"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7fd84" officeooo:paragraph-rsid="0047fd84"/>
    </style:style>
    <style:style style:name="P82" style:family="paragraph" style:parent-style-name="Preformatted_20_Text">
      <style:text-properties fo:font-variant="normal" fo:text-transform="none" fo:color="#222222" style:font-name="Source Code Pro" fo:font-size="10.5pt" fo:letter-spacing="normal" fo:language="en" fo:country="US" fo:font-style="normal" fo:font-weight="bold" style:font-weight-asian="bold" style:font-weight-complex="bold"/>
    </style:style>
    <style:style style:name="P83" style:family="paragraph" style:parent-style-name="Preformatted_20_Text">
      <style:text-properties fo:font-variant="normal" fo:text-transform="none" fo:color="#222222" style:font-name="Source Code Pro" fo:font-size="10.5pt" fo:letter-spacing="normal" fo:language="en" fo:country="US" fo:font-style="normal" fo:font-weight="bold" officeooo:rsid="00405a8f" officeooo:paragraph-rsid="00405a8f" style:font-weight-asian="bold" style:font-weight-complex="bold"/>
    </style:style>
    <style:style style:name="P84" style:family="paragraph" style:parent-style-name="Preformatted_20_Text">
      <style:text-properties fo:font-variant="normal" fo:text-transform="none" fo:color="#222222" style:font-name="Source Code Pro" fo:font-size="10.5pt" fo:letter-spacing="normal" fo:language="en" fo:country="US" fo:font-style="italic" fo:font-weight="bold" style:font-style-asian="italic" style:font-weight-asian="bold" style:font-style-complex="italic" style:font-weight-complex="bold"/>
    </style:style>
    <style:style style:name="P85" style:family="paragraph" style:parent-style-name="Preformatted_20_Text">
      <style:text-properties fo:font-variant="normal" fo:text-transform="none" fo:color="#222222" style:font-name="Source Code Pro" fo:font-size="10.5pt" fo:letter-spacing="normal" fo:language="en" fo:country="US" fo:font-style="italic" fo:font-weight="bold" officeooo:paragraph-rsid="0045e6a0" style:font-style-asian="italic" style:font-weight-asian="bold" style:font-style-complex="italic" style:font-weight-complex="bold"/>
    </style:style>
    <style:style style:name="P86" style:family="paragraph" style:parent-style-name="Preformatted_20_Text">
      <style:text-properties fo:font-variant="normal" fo:text-transform="none" fo:color="#517918" style:font-name="Source Code Pro" fo:font-size="10.5pt" fo:letter-spacing="normal" fo:language="en" fo:country="US" fo:font-style="normal" fo:font-weight="normal" officeooo:paragraph-rsid="00408c15"/>
    </style:style>
    <style:style style:name="P87" style:family="paragraph" style:parent-style-name="Preformatted_20_Text">
      <style:text-properties officeooo:paragraph-rsid="00408c15"/>
    </style:style>
    <style:style style:name="P88" style:family="paragraph" style:parent-style-name="Heading_20_1">
      <style:text-properties fo:language="en" fo:country="US"/>
    </style:style>
    <style:style style:name="P89" style:family="paragraph" style:parent-style-name="Heading_20_1">
      <style:text-properties fo:language="en" fo:country="US" officeooo:paragraph-rsid="0045e6a0"/>
    </style:style>
    <style:style style:name="P90" style:family="paragraph" style:parent-style-name="Heading_20_1">
      <style:text-properties fo:language="en" fo:country="US" officeooo:paragraph-rsid="0047fd84"/>
    </style:style>
    <style:style style:name="P91" style:family="paragraph" style:parent-style-name="Heading_20_3">
      <style:text-properties fo:language="en" fo:country="US"/>
    </style:style>
    <style:style style:name="P92" style:family="paragraph" style:parent-style-name="Heading_20_2">
      <style:text-properties fo:language="en" fo:country="US"/>
    </style:style>
    <style:style style:name="P93" style:family="paragraph" style:parent-style-name="Standard" style:list-style-name="L1">
      <style:paragraph-properties fo:text-align="start" style:justify-single-word="false"/>
      <style:text-properties fo:font-size="14pt" fo:font-weight="bold" officeooo:rsid="0018243e" officeooo:paragraph-rsid="0018243e" style:font-size-asian="14pt" style:font-weight-asian="bold" style:font-size-complex="14pt" style:font-weight-complex="bold"/>
    </style:style>
    <style:style style:name="P94" style:family="paragraph" style:parent-style-name="Standard" style:list-style-name="L4">
      <style:paragraph-properties fo:text-align="start" style:justify-single-word="false"/>
      <style:text-properties fo:font-size="14pt" fo:font-weight="bold" officeooo:rsid="0025811a" officeooo:paragraph-rsid="0025811a" style:font-size-asian="14pt" style:font-weight-asian="bold" style:font-size-complex="14pt" style:font-weight-complex="bold"/>
    </style:style>
    <style:style style:name="P95" style:family="paragraph" style:parent-style-name="Standard" style:list-style-name="L5">
      <style:paragraph-properties fo:text-align="start" style:justify-single-word="false"/>
      <style:text-properties fo:font-size="14pt" fo:font-weight="bold" officeooo:rsid="0029a971" officeooo:paragraph-rsid="0029a971" style:font-size-asian="14pt" style:font-weight-asian="bold" style:font-size-complex="14pt" style:font-weight-complex="bold"/>
    </style:style>
    <style:style style:name="P96" style:family="paragraph" style:parent-style-name="Standard" style:list-style-name="L1">
      <style:paragraph-properties fo:text-align="start" style:justify-single-word="false"/>
      <style:text-properties fo:font-size="14pt" fo:font-weight="normal" officeooo:rsid="00206870" officeooo:paragraph-rsid="00226f27" style:font-size-asian="14pt" style:font-weight-asian="normal" style:font-size-complex="14pt" style:font-weight-complex="normal"/>
    </style:style>
    <style:style style:name="P97" style:family="paragraph" style:parent-style-name="Standard" style:list-style-name="L5">
      <style:paragraph-properties fo:text-align="start" style:justify-single-word="false"/>
      <style:text-properties fo:font-size="14pt" fo:font-weight="normal" officeooo:rsid="00273527" officeooo:paragraph-rsid="00273527" style:font-size-asian="14pt" style:font-weight-asian="normal" style:font-size-complex="14pt" style:font-weight-complex="normal"/>
    </style:style>
    <style:style style:name="P98" style:family="paragraph" style:parent-style-name="Standard" style:list-style-name="L5">
      <style:paragraph-properties fo:text-align="start" style:justify-single-word="false"/>
      <style:text-properties fo:font-size="14pt" fo:font-weight="normal" officeooo:rsid="0028d592" officeooo:paragraph-rsid="0028d592" style:font-size-asian="14pt" style:font-weight-asian="normal" style:font-size-complex="14pt" style:font-weight-complex="normal"/>
    </style:style>
    <style:style style:name="P99" style:family="paragraph" style:parent-style-name="Standard" style:list-style-name="L5">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101" style:family="paragraph" style:parent-style-name="Standard" style:list-style-name="L5">
      <style:paragraph-properties fo:text-align="start" style:justify-single-word="false"/>
      <style:text-properties fo:font-size="14pt" fo:font-weight="normal" officeooo:rsid="002a6eea" officeooo:paragraph-rsid="002a6eea" style:font-size-asian="14pt" style:font-weight-asian="normal" style:font-size-complex="14pt" style:font-weight-complex="normal"/>
    </style:style>
    <style:style style:name="P102" style:family="paragraph" style:parent-style-name="Standard" style:list-style-name="L5">
      <style:paragraph-properties fo:text-align="start" style:justify-single-word="false"/>
      <style:text-properties fo:font-size="14pt" fo:font-weight="normal" officeooo:rsid="002a6eea" officeooo:paragraph-rsid="002bf3f5" style:font-size-asian="14pt" style:font-weight-asian="normal" style:font-size-complex="14pt" style:font-weight-complex="normal"/>
    </style:style>
    <style:style style:name="P103" style:family="paragraph" style:parent-style-name="Standard" style:list-style-name="L1">
      <style:paragraph-properties fo:text-align="start" style:justify-single-word="false"/>
      <style:text-properties fo:font-weight="normal" officeooo:rsid="001b3b63" officeooo:paragraph-rsid="00206870" style:font-weight-asian="normal" style:font-weight-complex="normal"/>
    </style:style>
    <style:style style:name="P104" style:family="paragraph" style:parent-style-name="Standard" style:list-style-name="L1">
      <style:paragraph-properties fo:text-align="start" style:justify-single-word="false"/>
      <style:text-properties fo:font-weight="normal" officeooo:rsid="001ce87b" officeooo:paragraph-rsid="00206870" style:font-weight-asian="normal" style:font-weight-complex="normal"/>
    </style:style>
    <style:style style:name="P105" style:family="paragraph" style:parent-style-name="Standard" style:list-style-name="L1">
      <style:paragraph-properties fo:text-align="start" style:justify-single-word="false"/>
      <style:text-properties fo:font-size="13pt" fo:font-weight="bold" officeooo:rsid="001ce87b" officeooo:paragraph-rsid="00206870" style:font-size-asian="13pt" style:font-weight-asian="bold" style:font-size-complex="13pt" style:font-weight-complex="bold"/>
    </style:style>
    <style:style style:name="P106" style:family="paragraph" style:parent-style-name="Standard" style:list-style-name="L1">
      <style:paragraph-properties fo:text-align="start" style:justify-single-word="false"/>
      <style:text-properties fo:font-size="13pt" fo:font-weight="bold" officeooo:rsid="00210527" officeooo:paragraph-rsid="00210527" style:font-size-asian="13pt" style:font-weight-asian="bold" style:font-size-complex="13pt" style:font-weight-complex="bold"/>
    </style:style>
    <style:style style:name="P107" style:family="paragraph" style:parent-style-name="Standard" style:list-style-name="L2">
      <style:paragraph-properties fo:text-align="start" style:justify-single-word="false"/>
      <style:text-properties fo:font-size="12pt" fo:font-weight="normal" officeooo:rsid="001ce87b" officeooo:paragraph-rsid="00206870"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officeooo:rsid="00210527" officeooo:paragraph-rsid="00210527" style:font-size-asian="12pt" style:font-weight-asian="normal" style:font-size-complex="12pt" style:font-weight-complex="normal"/>
    </style:style>
    <style:style style:name="P109" style:family="paragraph" style:parent-style-name="Standard" style:list-style-name="L3">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110" style:family="paragraph" style:parent-style-name="Standard" style:list-style-name="L2">
      <style:paragraph-properties fo:text-align="start" style:justify-single-word="false"/>
      <style:text-properties fo:font-size="12pt" fo:font-weight="bold" officeooo:rsid="001e72a7" officeooo:paragraph-rsid="00206870" style:font-size-asian="12pt" style:font-weight-asian="bold" style:font-size-complex="12pt" style:font-weight-complex="bold"/>
    </style:style>
    <style:style style:name="P111" style:family="paragraph" style:parent-style-name="Standard" style:list-style-name="L6">
      <style:text-properties fo:language="en" fo:country="US"/>
    </style:style>
    <style:style style:name="P112" style:family="paragraph" style:parent-style-name="Standard" style:list-style-name="">
      <style:text-properties fo:language="en" fo:country="US"/>
    </style:style>
    <style:style style:name="P113" style:family="paragraph" style:parent-style-name="Text_20_body" style:list-style-name="L5">
      <style:paragraph-properties fo:text-align="start" style:justify-single-word="false"/>
      <style:text-properties fo:font-size="14pt" fo:language="en" fo:country="US" fo:font-weight="normal" officeooo:rsid="0029a971" officeooo:paragraph-rsid="002a6eea" style:font-size-asian="14pt" style:font-weight-asian="normal" style:font-size-complex="14pt" style:font-weight-complex="normal" loext:padding="0in" loext:border="none"/>
    </style:style>
    <style:style style:name="P114" style:family="paragraph" style:parent-style-name="Text_20_body" style:list-style-name="L5">
      <style:paragraph-properties fo:text-align="start" style:justify-single-word="false"/>
      <style:text-properties officeooo:paragraph-rsid="002a6eea"/>
    </style:style>
    <style:style style:name="P115" style:family="paragraph" style:parent-style-name="Text_20_body" style:list-style-name="L5">
      <style:paragraph-properties fo:text-align="start" style:justify-single-word="false"/>
      <style:text-properties fo:language="en" fo:country="US" officeooo:paragraph-rsid="002a6eea" loext:padding="0in" loext:border="none"/>
    </style:style>
    <style:style style:name="P116" style:family="paragraph" style:parent-style-name="Text_20_body" style:list-style-name="L7">
      <style:text-properties fo:language="en" fo:country="US" fo:font-weight="bold" style:font-weight-asian="bold" style:font-weight-complex="bold"/>
    </style:style>
    <style:style style:name="P117" style:family="paragraph" style:parent-style-name="Text_20_body" style:list-style-name="L8">
      <style:text-properties fo:language="en" fo:country="US" fo:font-weight="bold" style:font-weight-asian="bold" style:font-weight-complex="bold"/>
    </style:style>
    <style:style style:name="P118" style:family="paragraph" style:parent-style-name="Text_20_body" style:list-style-name="L10">
      <style:text-properties fo:language="en" fo:country="US" fo:font-weight="bold" style:font-weight-asian="bold" style:font-weight-complex="bold"/>
    </style:style>
    <style:style style:name="P119" style:family="paragraph" style:parent-style-name="Text_20_body" style:list-style-name="L11">
      <style:text-properties fo:language="en" fo:country="US" fo:font-weight="bold" officeooo:rsid="002d4265" officeooo:paragraph-rsid="002d4265" style:font-weight-asian="bold" style:font-weight-complex="bold"/>
    </style:style>
    <style:style style:name="P120" style:family="paragraph" style:parent-style-name="Text_20_body" style:list-style-name="L12">
      <style:text-properties fo:language="en" fo:country="US" fo:font-weight="bold" officeooo:rsid="002d4265" officeooo:paragraph-rsid="002d4265" style:font-weight-asian="bold" style:font-weight-complex="bold"/>
    </style:style>
    <style:style style:name="P121" style:family="paragraph" style:parent-style-name="Text_20_body" style:list-style-name="L13">
      <style:text-properties fo:language="en" fo:country="US" fo:font-weight="bold" officeooo:rsid="002d4265" officeooo:paragraph-rsid="002d4265" style:font-weight-asian="bold" style:font-weight-complex="bold"/>
    </style:style>
    <style:style style:name="P122" style:family="paragraph" style:parent-style-name="Text_20_body" style:list-style-name="L14">
      <style:text-properties fo:language="en" fo:country="US" officeooo:rsid="0038bfa3" officeooo:paragraph-rsid="0038bfa3"/>
    </style:style>
    <style:style style:name="P123" style:family="paragraph" style:parent-style-name="Text_20_body" style:list-style-name="L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language="en" fo:country="U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1ce87b" style:font-size-asian="14pt" style:font-size-complex="14pt"/>
    </style:style>
    <style:style style:name="T3" style:family="text">
      <style:text-properties fo:font-size="14pt" fo:language="en" fo:country="US" fo:font-weight="normal" officeooo:rsid="0029a971" style:font-size-asian="14pt" style:font-weight-asian="normal" style:font-size-complex="14pt" style:font-weight-complex="normal" loext:padding="0in" loext:border="none"/>
    </style:style>
    <style:style style:name="T4" style:family="text">
      <style:text-properties fo:font-weight="bold" style:font-weight-asian="bold" style:font-weight-complex="bold"/>
    </style:style>
    <style:style style:name="T5" style:family="text">
      <style:text-properties fo:font-weight="bold" officeooo:rsid="00273527" style:font-weight-asian="bold" style:font-weight-complex="bold"/>
    </style:style>
    <style:style style:name="T6" style:family="text">
      <style:text-properties fo:font-weight="bold" officeooo:rsid="00424ab7" style:font-weight-asian="bold" style:font-weight-complex="bold"/>
    </style:style>
    <style:style style:name="T7" style:family="text">
      <style:text-properties fo:font-variant="normal" fo:text-transform="none" fo:color="#000000" style:font-name="Source Code Pro" fo:font-size="13.5pt" fo:letter-spacing="normal" fo:font-style="normal" fo:font-weight="bold"/>
    </style:style>
    <style:style style:name="T8" style:family="text">
      <style:text-properties fo:font-variant="normal" fo:text-transform="none" fo:color="#000000" style:font-name="Monaco" fo:font-size="9.75pt" fo:letter-spacing="normal"/>
    </style:style>
    <style:style style:name="T9" style:family="text">
      <style:text-properties fo:font-variant="normal" fo:text-transform="none" fo:color="#000000" style:font-name="Monaco" fo:font-size="9.75pt" fo:letter-spacing="normal" officeooo:rsid="0050de6a"/>
    </style:style>
    <style:style style:name="T10" style:family="text">
      <style:text-properties fo:font-variant="normal" fo:text-transform="none" fo:color="#000000" style:font-name="Monaco" fo:font-size="9.75pt" fo:letter-spacing="normal" officeooo:rsid="00544de3"/>
    </style:style>
    <style:style style:name="T11" style:family="text">
      <style:text-properties fo:font-variant="normal" fo:text-transform="none" fo:color="#222222" style:font-name="Source Code Pro" fo:font-size="10.5pt" fo:letter-spacing="normal" fo:font-style="normal" fo:font-weight="normal"/>
    </style:style>
    <style:style style:name="T12" style:family="text">
      <style:text-properties fo:font-variant="normal" fo:text-transform="none" fo:color="#666666" style:font-name="Source Code Pro" fo:font-size="10.5pt" fo:letter-spacing="normal" fo:font-style="normal" fo:font-weight="normal"/>
    </style:style>
    <style:style style:name="T13" style:family="text">
      <style:text-properties fo:font-variant="normal" fo:text-transform="none" fo:color="#4070a0" style:font-name="Source Code Pro" fo:font-size="10.5pt" fo:letter-spacing="normal" fo:font-style="normal" fo:font-weight="normal"/>
    </style:style>
    <style:style style:name="T14" style:family="text">
      <style:text-properties fo:font-variant="normal" fo:text-transform="none" fo:color="#313030" style:font-name="Akzidenz" fo:font-size="13.5pt" fo:letter-spacing="normal" fo:font-style="normal" fo:font-weight="bold"/>
    </style:style>
    <style:style style:name="T15" style:family="text">
      <style:text-properties fo:font-variant="normal" fo:text-transform="none" fo:color="#008000" style:font-name="Monaco" fo:font-size="9.75pt" fo:letter-spacing="normal"/>
    </style:style>
    <style:style style:name="T16" style:family="text">
      <style:text-properties fo:font-variant="normal" fo:text-transform="none" fo:color="#0000ff" style:font-name="Monaco" fo:font-size="9.75pt" fo:letter-spacing="normal"/>
    </style:style>
    <style:style style:name="T17" style:family="text">
      <style:text-properties fo:font-size="12pt" officeooo:rsid="001c9c62" style:font-size-asian="12pt" style:font-size-complex="12pt"/>
    </style:style>
    <style:style style:name="T18" style:family="text">
      <style:text-properties fo:font-size="12pt" officeooo:rsid="00226f27" style:font-size-asian="12pt" style:font-size-complex="12pt"/>
    </style:style>
    <style:style style:name="T19" style:family="text">
      <style:text-properties fo:font-size="12pt" fo:font-weight="bold" officeooo:rsid="001c9c62" style:font-size-asian="12pt" style:font-weight-asian="bold" style:font-size-complex="12pt" style:font-weight-complex="bold"/>
    </style:style>
    <style:style style:name="T20" style:family="text">
      <style:text-properties fo:font-size="12pt" fo:font-weight="bold" officeooo:rsid="001ce87b" style:font-size-asian="12pt" style:font-weight-asian="bold" style:font-size-complex="12pt" style:font-weight-complex="bold"/>
    </style:style>
    <style:style style:name="T21" style:family="text">
      <style:text-properties officeooo:rsid="00226f27"/>
    </style:style>
    <style:style style:name="T22" style:family="text">
      <style:text-properties fo:language="en" fo:country="US"/>
    </style:style>
    <style:style style:name="T23" style:family="text">
      <style:text-properties fo:language="en" fo:country="US" loext:padding="0in" loext:border="none"/>
    </style:style>
    <style:style style:name="T24" style:family="text">
      <style:text-properties fo:language="en" fo:country="US" fo:font-weight="bold" style:font-weight-asian="bold" style:font-weight-complex="bold" loext:padding="0in" loext:border="none"/>
    </style:style>
    <style:style style:name="T25" style:family="text">
      <style:text-properties fo:language="en" fo:country="US" fo:font-weight="bold" officeooo:rsid="002b7eb3" style:font-weight-asian="bold" style:font-weight-complex="bold" loext:padding="0in" loext:border="none"/>
    </style:style>
    <style:style style:name="T26" style:family="text">
      <style:text-properties fo:language="en" fo:country="US" fo:font-weight="bold" officeooo:rsid="002ef4da" style:font-weight-asian="bold" style:font-weight-complex="bold" loext:padding="0in" loext:border="none"/>
    </style:style>
    <style:style style:name="T27" style:family="text">
      <style:text-properties fo:language="en" fo:country="US" officeooo:rsid="0033ab4a" loext:padding="0in" loext:border="none"/>
    </style:style>
    <style:style style:name="T28" style:family="text">
      <style:text-properties fo:language="en" fo:country="US" officeooo:rsid="0034360e" loext:padding="0in" loext:border="none"/>
    </style:style>
    <style:style style:name="T29" style:family="text">
      <style:text-properties fo:language="en" fo:country="US" fo:font-style="italic" style:font-style-asian="italic" style:font-style-complex="italic"/>
    </style:style>
    <style:style style:name="T30" style:family="text">
      <style:text-properties fo:language="en" fo:country="US" officeooo:rsid="00408c15"/>
    </style:style>
    <style:style style:name="T31" style:family="text">
      <style:text-properties officeooo:rsid="003f711d"/>
    </style:style>
    <style:style style:name="T32" style:family="text">
      <style:text-properties officeooo:rsid="00408c15"/>
    </style:style>
    <style:style style:name="T33" style:family="text">
      <style:text-properties fo:color="#666666"/>
    </style:style>
    <style:style style:name="T34" style:family="text">
      <style:text-properties fo:color="#007020"/>
    </style:style>
    <style:style style:name="T35" style:family="text">
      <style:text-properties fo:color="#007020" fo:font-weight="bold"/>
    </style:style>
    <style:style style:name="T36" style:family="text">
      <style:text-properties fo:color="#517918"/>
    </style:style>
    <style:style style:name="T37" style:family="text">
      <style:text-properties fo:color="#4070a0"/>
    </style:style>
    <style:style style:name="T38" style:family="text">
      <style:text-properties fo:color="#208050"/>
    </style:style>
    <style:style style:name="T39" style:family="text">
      <style:text-properties officeooo:rsid="00424ab7"/>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4c100f"/>
    </style:style>
    <style:style style:name="T42" style:family="text">
      <style:text-properties officeooo:rsid="0052bda6"/>
    </style:style>
    <style:style style:name="T43" style:family="text">
      <style:text-properties officeooo:rsid="0053df0f"/>
    </style:style>
    <style:style style:name="T44" style:family="text">
      <style:text-properties fo:font-size="16pt" style:font-size-asian="16pt" style:font-size-complex="16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8">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0">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STER DOCUMENT NOTE</text:p>
      <text:list xml:id="list2069455522248702124" text:style-name="L1">
        <text:list-item>
          <text:p text:style-name="P93">Docker</text:p>
          <text:list>
            <text:list-item>
              <text:p text:style-name="P103"><text:span text:style-name="T1">Orientation and Setup </text:span><text:a xlink:type="simple" xlink:href="https://docs.docker.com/get-started/" text:style-name="Internet_20_link" text:visited-style-name="Visited_20_Internet_20_Link"><text:span text:style-name="T2">https://docs.docker.com/get-started/</text:span></text:a></text:p>
              <text:p text:style-name="P103"><text:span text:style-name="T20">- </text:span><text:span text:style-name="T19">An image </text:span><text:span text:style-name="T17">is a lightweight, stand-alone, executable package that includes everything needed to run a piece of software, including the code, a runtime, libraries, environment variables, and configure files.</text:span></text:p>
              <text:p text:style-name="P103"><text:span text:style-name="T19">- A container</text:span><text:span text:style-name="T17"> is a runtime instance of an image—what the image becomes in memory when actually executed. It runs completely isolated from the host environment by default, only accessing host files and ports if configured to do so.</text:span></text:p>
            </text:list-item>
            <text:list-item>
              <text:p text:style-name="P104"><text:span text:style-name="T1">Containers </text:span><text:a xlink:type="simple" xlink:href="https://docs.docker.com/get-started/part2/" text:style-name="Internet_20_link" text:visited-style-name="Visited_20_Internet_20_Link"><text:span text:style-name="T1">https://docs.docker.com/get-started/part2/</text:span></text:a></text:p>
              <text:p text:style-name="P105">Define a container with a Dockerfile</text:p>
            </text:list-item>
          </text:list>
        </text:list-item>
      </text:list>
      <text:list xml:id="list3447314290085129696" text:style-name="L2">
        <text:list-item>
          <text:list>
            <text:list-item>
              <text:list>
                <text:list-header>
                  <text:p text:style-name="P107">Dockerfile will define what goes on in the environment inside your container. Access to resources like networking interfaces and disk drives is virtualized inside this environment, which is isolated from the rest of your system, so you have to map ports to the outside world, and be specific about what files you want to “copy in” to that environment.</text:p>
                  <text:p text:style-name="P107">Now run the build command. This creates a Docker image, which we’re going to tag using -t so it has a friendly name.</text:p>
                  <text:p text:style-name="P110">docker build -t friendlyhello</text:p>
                  <text:p text:style-name="P110">docker run -p 4000:80 friendlyhello</text:p>
                  <text:p text:style-name="P110">docker stop 1fa4ab2cf3</text:p>
                </text:list-header>
              </text:list>
            </text:list-item>
          </text:list>
        </text:list-item>
      </text:list>
      <text:list xml:id="list142406608469044" text:continue-list="list2069455522248702124" text:style-name="L1">
        <text:list-item>
          <text:list>
            <text:list-item>
              <text:p text:style-name="P96">Service <text:a xlink:type="simple" xlink:href="https://docs.docker.com/get-started/part3/#your-first-docker-composeyml-file" text:style-name="Internet_20_link" text:visited-style-name="Visited_20_Internet_20_Link"><text:span text:style-name="T18">https://docs.docker.com/get-started/part3/#your-first-docker-composeyml-file</text:span></text:a></text:p>
              <text:p text:style-name="P106">Your first docker-compose.yml File</text:p>
              <text:p text:style-name="P108">A docker-compose.yml file is a YAML file that defines how Docker containers should behave in production.</text:p>
            </text:list-item>
          </text:list>
        </text:list-item>
      </text:list>
      <text:p text:style-name="P2"><text:tab/><text:tab/></text:p>
      <text:p text:style-name="P1"><text:tab/><text:tab/><text:tab/><text:span text:style-name="T21">version: "3"</text:span></text:p>
      <text:p text:style-name="P4"><text:tab/><text:tab/><text:tab/>services:</text:p>
      <text:p text:style-name="P4"><text:s text:c="2"/><text:tab/><text:tab/><text:tab/>web:</text:p>
      <text:p text:style-name="P4"><text:s text:c="4"/><text:tab/><text:tab/><text:tab/># replace username/repo:tag with your name and image details</text:p>
      <text:p text:style-name="P4"><text:s text:c="4"/><text:tab/><text:tab/><text:tab/>image: username/repository:tag</text:p>
      <text:p text:style-name="P4"><text:s text:c="4"/><text:tab/><text:tab/><text:tab/>deploy:</text:p>
      <text:p text:style-name="P4"><text:s text:c="6"/><text:tab/><text:tab/><text:tab/><text:tab/>replicas: 5</text:p>
      <text:p text:style-name="P4"><text:s text:c="6"/><text:tab/><text:tab/><text:tab/><text:tab/>resources:</text:p>
      <text:p text:style-name="P4"><text:s text:c="8"/><text:tab/><text:tab/><text:tab/>limits:</text:p>
      <text:p text:style-name="P4"><text:s text:c="10"/><text:tab/><text:tab/><text:tab/><text:tab/>cpus: "0.1"</text:p>
      <text:p text:style-name="P4"><text:s text:c="10"/><text:tab/><text:tab/><text:tab/><text:tab/>memory: 50M</text:p>
      <text:p text:style-name="P4"><text:s text:c="6"/><text:tab/><text:tab/><text:tab/>restart_policy:</text:p>
      <text:p text:style-name="P4"><text:s text:c="8"/><text:tab/><text:tab/><text:tab/><text:tab/>condition: on-failure</text:p>
      <text:p text:style-name="P4"><text:s text:c="4"/><text:tab/><text:tab/><text:tab/>ports:</text:p>
      <text:p text:style-name="P4"><text:s text:c="4"/><text:tab/><text:tab/><text:tab/><text:tab/> <text:s/>- "80:80"</text:p>
      <text:p text:style-name="P4"><text:s text:c="4"/><text:tab/><text:tab/><text:tab/>networks:</text:p>
      <text:p text:style-name="P4"><text:s text:c="6"/><text:tab/><text:tab/><text:tab/><text:tab/>- webnet</text:p>
      <text:p text:style-name="P4"><text:tab/><text:tab/><text:tab/>networks:</text:p>
      <text:p text:style-name="P1"><text:span text:style-name="T21"><text:s text:c="2"/><text:tab/><text:tab/><text:tab/><text:tab/>webnet:</text:span><text:tab/><text:tab/><text:tab/></text:p>
      <text:p text:style-name="P3">This docker-compose.yml file tells Docker to do the following:</text:p>
      <text:p text:style-name="P3"/>
      <text:list xml:id="list6428203162140459206" text:style-name="L3">
        <text:list-item>
          <text:p text:style-name="P109">Pull the image we uploaded in step 2 from the registry.</text:p>
        </text:list-item>
        <text:list-item>
          <text:p text:style-name="P109">Run five instances of that image as a service called web, limiting each one to use, at most, 10% of the CPU (across all cores), and 50MB of RAM.</text:p>
        </text:list-item>
        <text:list-item>
          <text:p text:style-name="P109"><text:soft-page-break/>Immediately restart containers if one fails.</text:p>
        </text:list-item>
        <text:list-item>
          <text:p text:style-name="P109">Map port 80 on the host to web’s port 80.</text:p>
        </text:list-item>
        <text:list-item>
          <text:p text:style-name="P109">Instruct web’s containers to share port 80 via a load-balanced network called webnet. (Internally, the containers themselves will publish to web’s port 80 at an ephemeral port.)</text:p>
        </text:list-item>
        <text:list-item>
          <text:p text:style-name="P109">Define the webnet network with the default settings (which is a load-balanced overlay network).</text:p>
        </text:list-item>
      </text:list>
      <text:p text:style-name="P5"><text:tab/>docker stack deploy -c docker-compose.yml getstartedlab</text:p>
      <text:list xml:id="list7028950459795355159" text:style-name="L4">
        <text:list-item>
          <text:p text:style-name="P94">Redis</text:p>
        </text:list-item>
      </text:list>
      <text:list xml:id="list6147403634779015842" text:style-name="L5">
        <text:list-header>
          <text:p text:style-name="P97">Redis is an open source (BSD licensed), in-memory data structure store, used as a database, cache and message broker. It supports data structures such as strings, hashes, lists, sets, sorted sets with range queries, bitmaps, hyperloglogs and geospatial indexes with radius queries.</text:p>
          <text:p text:style-name="P98"><text:span text:style-name="T4">Java client with jedis</text:span> <text:s/><text:tab/><text:a xlink:type="simple" xlink:href="https://github.com/xetorthio/jedis/wiki" text:style-name="Internet_20_link" text:visited-style-name="Visited_20_Internet_20_Link">https://github.com/xetorthio/jedis/wiki</text:a></text:p>
          <text:p text:style-name="P99"><text:span text:style-name="T5">Redis document </text:span><text:a xlink:type="simple" xlink:href="https://redis.io/documentation" text:style-name="Internet_20_link" text:visited-style-name="Visited_20_Internet_20_Link">https://redis.io/documentation</text:a> such as replication, persistence, high availability, latency monitoring, memory optimization, introduction to redis data type<text:span text:style-name="T4">s</text:span></text:p>
        </text:list-header>
        <text:list-item>
          <text:p text:style-name="P95">RabbitMQ</text:p>
          <text:p text:style-name="P95"/>
          <text:p text:style-name="P113">Install Erlang</text:p>
          <text:p text:style-name="P114"><text:span text:style-name="T3"> </text:span><text:a xlink:type="simple" xlink:href="https://packages.erlang-solutions.com/erlang/" office:target-frame-name="_blank" xlink:show="new" text:style-name="Internet_20_link" text:visited-style-name="Visited_20_Internet_20_Link">https://packages.erlang-solutions.com/erlang/</text:a><text:span text:style-name="T23"> </text:span></text:p>
          <text:p text:style-name="P115">Install RabbitMQ </text:p>
        </text:list-item>
      </text:list>
      <text:p text:style-name="P69"><text:span text:style-name="T23"><text:tab/></text:span><text:a xlink:type="simple" xlink:href="https://www.rabbitmq.com/install-debian.html" office:target-frame-name="_blank" xlink:show="new" text:style-name="Internet_20_link" text:visited-style-name="Visited_20_Internet_20_Link">https://www.rabbitmq.com/install-debian.html</text:a><text:span text:style-name="T23"> </text:span></text:p>
      <text:p text:style-name="P100"/>
      <text:list xml:id="list142407521177261" text:continue-numbering="true" text:style-name="L5">
        <text:list-header>
          <text:p text:style-name="P101"><text:span text:style-name="T4">RabbitMQ tutorial </text:span><text:a xlink:type="simple" xlink:href="https://www.rabbitmq.com/getstarted.html" text:style-name="Internet_20_link" text:visited-style-name="Visited_20_Internet_20_Link"><text:span text:style-name="T4">https://www.rabbitmq.com/getstarted.html</text:span></text:a></text:p>
          <text:p text:style-name="P102"><text:span text:style-name="T25">3.1 </text:span><text:span text:style-name="T24">Worker Queue</text:span></text:p>
        </text:list-header>
      </text:list>
      <text:list xml:id="list3542075743408097406" text:style-name="L6">
        <text:list-item>
          <text:p text:style-name="P111">Round-robin dispatching</text:p>
        </text:list-item>
      </text:list>
      <text:p text:style-name="P22">By default, RabbitMQ will send each message to the next consumer, in sequence. On average every consumer will get the same number of messages. This way of distributing messages is called round-robin.</text:p>
      <text:list xml:id="list1659254906676986084" text:style-name="L7">
        <text:list-item>
          <text:p text:style-name="P116">Message acknowledgment</text:p>
        </text:list-item>
      </text:list>
      <text:p text:style-name="P23">In order to make sure a message is never lost, RabbitMQ supports message acknowledgments. An ack(nowledgement) is sent back from the consumer to tell RabbitMQ that a particular message had been received, processed and that RabbitMQ is free to delete it.</text:p>
      <text:p text:style-name="P26">final Consumer consumer = new DefaultConsumer(channel) {</text:p>
      <text:p text:style-name="P26"><text:s text:c="2"/>@Override</text:p>
      <text:p text:style-name="P26"><text:s text:c="2"/>public void handleDelivery(String consumerTag, Envelope envelope, AMQP.BasicProperties properties, byte[] body) throws IOException {</text:p>
      <text:p text:style-name="P26"><text:s text:c="4"/>String message = new String(body, "UTF-8");</text:p>
      <text:p text:style-name="P26"><text:s text:c="4"/>System.out.println(" [x] Received '" + message + "'");</text:p>
      <text:p text:style-name="P26"><text:s text:c="4"/>try {</text:p>
      <text:p text:style-name="P26"><text:soft-page-break/><text:s text:c="6"/>doWork(message);</text:p>
      <text:p text:style-name="P26"><text:s text:c="4"/>} finally {</text:p>
      <text:p text:style-name="P26"><text:s text:c="6"/>System.out.println(" [x] Done");</text:p>
      <text:p text:style-name="P26"><text:s text:c="6"/>channel.basicAck(envelope.getDeliveryTag(), false);</text:p>
      <text:p text:style-name="P26"><text:s text:c="4"/>}</text:p>
      <text:p text:style-name="P26"><text:s text:c="2"/>}</text:p>
      <text:p text:style-name="P26">};</text:p>
      <text:p text:style-name="P25">boolean autoAck = false;</text:p>
      <text:p text:style-name="P25">channel.basicConsume(TASK_QUEUE_NAME, autoAck, consumer);</text:p>
      <text:list xml:id="list443556639447841674" text:style-name="L8">
        <text:list-item>
          <text:p text:style-name="P117">Message durability</text:p>
        </text:list-item>
      </text:list>
      <text:p text:style-name="P25">boolean durable = true;</text:p>
      <text:p text:style-name="P25">channel.queueDeclare("hello", durable,false,false,null);</text:p>
      <text:p text:style-name="P24">When RabbitMQ quits or crashes it will forget the queues and messages unless you tell it not to. Two things are required to make sure that messages aren't lost: we need to mark both the queue and messages as durable.</text:p>
      <text:list xml:id="list3630274298753977334" text:style-name="L9">
        <text:list-item>
          <text:p text:style-name="P123">Message persistence</text:p>
        </text:list-item>
      </text:list>
      <text:p text:style-name="P22">channel.basicPublish("","task_queue",<text:line-break/>MessageProperties.PERSISTENT_TEXT_PLAIN,message.getBytes());</text:p>
      <text:p text:style-name="P22">Note on message persistence</text:p>
      <text:p text:style-name="Text_20_body"><text:span text:style-name="T22">Marking messages as persistent doesn't fully guarantee that a message won't be lost. Although it tells RabbitMQ to save the message to disk, there is still a short time window when RabbitMQ has accepted a message and hasn't saved it yet. Also, RabbitMQ doesn't do fsync(2) for every message -- it may be just saved to cache and not really written to the disk. The persistence guarantees aren't strong, but it's more than enough for our simple task queue. If you need a stronger guarantee then you can use </text:span><text:a xlink:type="simple" xlink:href="https://www.rabbitmq.com/confirms.html" office:target-frame-name="_blank" xlink:show="new" text:style-name="Internet_20_link" text:visited-style-name="Visited_20_Internet_20_Link">publisher confirms</text:a><text:span text:style-name="T22">.</text:span></text:p>
      <text:list xml:id="list8185703251219789749" text:style-name="L10">
        <text:list-item>
          <text:p text:style-name="P118">Fair dispatch</text:p>
        </text:list-item>
      </text:list>
      <text:p text:style-name="P22">int prefetchCount = 1;</text:p>
      <text:p text:style-name="P22">channel.basicQos(prefetchCount);</text:p>
      <text:p text:style-name="P22">In order to defeat that we can use the basicQos method with the prefetchCount = 1 setting. This tells RabbitMQ not to give more than one message to a worker at a time. Or, in other words, don't dispatch a new message to a worker until it has processed and acknowledged the previous one. Instead, it will dispatch it to the next worker that is not still busy.</text:p>
      <text:p text:style-name="P22">Note about queue size </text:p>
      <text:p text:style-name="P22"><text:soft-page-break/>If all the workers are busy, your queue can fill up. You will want to keep an eye on that, and maybe add more workers, or have some other strategy.</text:p>
      <text:p text:style-name="P11">3.2 Publish/subscribe</text:p>
      <text:list xml:id="list2152467269844883665" text:style-name="L11">
        <text:list-item>
          <text:p text:style-name="P119">Exchanges </text:p>
        </text:list-item>
      </text:list>
      <text:p text:style-name="P44">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exchange type. </text:p>
      <text:p text:style-name="P44"><text:s/></text:p>
      <text:list xml:id="list7999372887103128359" text:style-name="L12">
        <text:list-item>
          <text:p text:style-name="P120">Temporary queues </text:p>
        </text:list-item>
      </text:list>
      <text:p text:style-name="P44">Firstly, whenever we connect to Rabbit we need a fresh, empty queue. To do this we could create a queue with a random name, or, even better - let the server choose a random queue name for us. </text:p>
      <text:p text:style-name="P44">Secondly, once we disconnect the consumer the queue should be automatically deleted. </text:p>
      <text:p text:style-name="P27">String queueName = channel.queueDeclare().getQueue(); </text:p>
      <text:list xml:id="list4291399005853859085" text:style-name="L13">
        <text:list-item>
          <text:p text:style-name="P121">Bindings </text:p>
        </text:list-item>
      </text:list>
      <text:p text:style-name="P44">We've already created a fanout exchange and a queue. Now we need to tell the exchange to send messages to our queue. That relationship between exchange and a queue is called a binding. </text:p>
      <text:p text:style-name="P27">channel.queueBind(queueName, "logs", ""); </text:p>
      <text:p text:style-name="P27">rabbitmqctl list_bindings </text:p>
      <text:p text:style-name="P57"><text:span text:style-name="T22"><text:s/></text:span><text:span text:style-name="T26">FANOUT EXCHANGES </text:span></text:p>
      <text:p text:style-name="P45">The fanout exchange is very simple. As you can probably guess from the name, it just broadcasts all the messages it receives to all the queues it knows. </text:p>
      <text:p text:style-name="P42">DIRECT EXCHANGES </text:p>
      <text:p text:style-name="P45">We will use a direct exchange instead. The routing algorithm behind a direct exchange is simple - a message goes to the queues whose binding key exactly matches the routing key of the message. </text:p>
      <text:p text:style-name="P42">TOPIC EXCHANGES </text:p>
      <text:p text:style-name="P45">Messages sent to a topic exchange can't hav e an arbitrary routing_key - it must be a list of words, delimited by dots. The words can be anything, but usually they specify some features connected to the message. A few valid routing key examples: "stock.usd.nyse", "nyse.vmw", "quick.orange.rabbit". There can be as many words in the routing key as you like, up to the limit of 255 bytes. </text:p>
      <text:p text:style-name="P58"><text:span text:style-name="T23">The binding key must also be in the same form. The logic behind the topic exchange is similar to a direct one - a message sent with a particular routing key will be delivered to all the queues that are </text:span><text:soft-page-break/><text:span text:style-name="T23">bound with a matching binding key. However there are two important special cases for binding keys: </text:span></text:p>
      <text:p text:style-name="P45">* (star) can substitute for exactly one word. </text:p>
      <text:p text:style-name="P45"># (hash) can substitute for zero or more words. </text:p>
      <text:p text:style-name="P12">3.3 Routing</text:p>
      <text:p text:style-name="P13">Bindings</text:p>
      <text:p text:style-name="P9">Bindings can take an extra routingKey parameter. To avoid the confusion with a basic_publish parameter we're going to call it a binding key. This is how we could create a binding with a key:</text:p>
      <text:p text:style-name="P21">channel.queueBind(queueName, EXCHANGE_NAME, "black");</text:p>
      <text:p text:style-name="P8"><text:span text:style-name="T23">3.4 Remote </text:span><text:span text:style-name="T28">producer call (PRC)</text:span></text:p>
      <text:p text:style-name="P25">Client interface </text:p>
      <text:p text:style-name="P22">To illustrate how an RPC service could be used we're going to create a simple client class. It's going to expose a method named call which sends an RPC request and blocks until the answer is received </text:p>
      <text:p text:style-name="P25">Callback queue </text:p>
      <text:p text:style-name="P22">In general doing RPC over RabbitMQ is easy. A client sends a request message and a server replies with a response message. In order to receive a response the client needs to send a 'callback' queue address with the request. </text:p>
      <text:p text:style-name="Text_20_body"><text:span text:style-name="T22">r</text:span><text:span text:style-name="T29">esult = channel.queue_declare(exclusive=True) </text:span></text:p>
      <text:p text:style-name="P40"><text:s/></text:p>
      <text:p text:style-name="P40">callback_queue = result.method.queue </text:p>
      <text:p text:style-name="P40"><text:s/></text:p>
      <text:p text:style-name="P40">channel.basic_publish(exchange='', </text:p>
      <text:p text:style-name="P40"><text:s text:c="22"/>routing_key='rpc_queue', </text:p>
      <text:p text:style-name="P40"><text:s text:c="22"/>properties=pika.BasicProperties( </text:p>
      <text:p text:style-name="P40"><text:s text:c="28"/>reply_to = callback_queue, </text:p>
      <text:p text:style-name="P40"><text:s text:c="28"/>), </text:p>
      <text:p text:style-name="P40"><text:s text:c="22"/>body=request) </text:p>
      <text:p text:style-name="P25">Message properties </text:p>
      <text:p text:style-name="P22">The AMQP 0-9-1 protocol predefines a set of 14 properties that go with a message. Most of the properties are rarely used, with the exception of the following: </text:p>
      <text:p text:style-name="P22"><text:soft-page-break/>delivery_mode: Marks a message as persistent (with a value of 2) or transient (any other value). You may remember this property from the second tutorial. </text:p>
      <text:p text:style-name="P22">content_type: Used to describe the mime-type of the encoding. For example for the often used JSON encoding it is a good practice to set this property to: application/json. </text:p>
      <text:p text:style-name="P22">reply_to: Commonly used to name a callback queue. </text:p>
      <text:p text:style-name="P22">correlation_id: Useful to correlate RPC responses with requests. </text:p>
      <text:p text:style-name="P25">Correlation id </text:p>
      <text:p text:style-name="P22">That's when the correlation_id property is used. We're going to set it to a unique value for every request. Later, when we receive a message in the callback queue we'll look at this property, and based on that we'll be able to match a response with a request. If we see an unknown correlation_id value, we may safely discard the message - it doesn't belong to our requests. </text:p>
      <text:p text:style-name="P28">AMQP.BasicProperties props = new AMQP.BasicProperties</text:p>
      <text:p text:style-name="P28"><text:s text:c="16"/>.Builder()</text:p>
      <text:p text:style-name="P28"><text:s text:c="16"/>.correlationId(corrId)</text:p>
      <text:p text:style-name="P28"><text:s text:c="16"/>.replyTo(replyQueueName)</text:p>
      <text:p text:style-name="P28"><text:s text:c="16"/>.build();</text:p>
      <text:p text:style-name="P25">Summary </text:p>
      <text:p text:style-name="P22">Our RPC will work like this: </text:p>
      <text:p text:style-name="P22">When the Client starts up, it creates an anonymous exclusive callback queue. </text:p>
      <text:p text:style-name="P22">For an RPC request, the Client sends a message with two properties: reply_to, which is set to the callback queue and correlation_id, which is set to a unique value for every request. </text:p>
      <text:p text:style-name="P22">The request is sent to an rpc_queue queue. </text:p>
      <text:p text:style-name="P22">The RPC worker (aka: server) is waiting for requests on that queue. When a request appears, it does the job and sends a message with the result back to the Client, using the queue from the reply_to field. </text:p>
      <text:p text:style-name="P22">The client waits for data on the callback queue. When a message appears, it checks the correlation_id property. If it matches the value from the request it returns the response to the application. </text:p>
      <text:p text:style-name="P7"><text:span text:style-name="T23">3.</text:span><text:span text:style-name="T27">5</text:span><text:span text:style-name="T23"> RabbitMQ cluster</text:span></text:p>
      <text:p text:style-name="P22">A RabbitMQ broker is a logical grouping of one or several Erlang nodes, each running the RabbitMQ application and sharing users, virtual hosts, queues, exchanges, bindings, and runtime parameters. Sometimes we refer to the collection of nodes as a cluster.</text:p>
      <text:p text:style-name="P14">Replicated</text:p>
      <text:p text:style-name="P22"><text:soft-page-break/>All data/state required for the operation of a RabbitMQ broker is replicated across all nodes. An exception to this are message queues, which by default reside on one node, though they are visible and reachable from all nodes. To replicate queues across nodes in a cluster, see the documentation on high availability</text:p>
      <text:p text:style-name="P15">Cluster Formation</text:p>
      <text:p text:style-name="P46">Cluster can formed in a number of ways:</text:p>
      <text:list xml:id="list3008773347297972368" text:style-name="L14">
        <text:list-item>
          <text:p text:style-name="P122">Manually with rabbitmqctl (e.g. in development environments)</text:p>
        </text:list-item>
        <text:list-item>
          <text:p text:style-name="P122">Declaratively by listing cluster nodes in config file</text:p>
        </text:list-item>
        <text:list-item>
          <text:p text:style-name="P122">Declaratively with rabbitmq-autocluster (a plugin)</text:p>
        </text:list-item>
      </text:list>
      <text:p text:style-name="P10"><text:s/>Failure Handling</text:p>
      <text:p text:style-name="P47">RabbitMQ brokers tolerate the failure of individual nodes. Nodes can be started and stopped at will, as long as they can contact a cluster member node known at the time of shutdown.</text:p>
      <text:h text:style-name="P112" text:outline-level="3">Disk and RAM Nodes</text:h>
      <text:p text:style-name="P48">A node can be a disk node or a RAM node. (Note: disk and disc are used interchangeably). In most cases you want all your nodes to be disk nodes; RAM nodes are a special case that can be used to improve the performance clusters with high queue, exchange, or binding churn. When in doubt, use disk nodes only.</text:p>
      <text:p text:style-name="P16">4. MongoDB</text:p>
      <text:p text:style-name="P18"><text:a xlink:type="simple" xlink:href="https://docs.mongodb.com/manual/" text:style-name="Internet_20_link" text:visited-style-name="Visited_20_Internet_20_Link">https://docs.mongodb.com/manual/</text:a></text:p>
      <text:p text:style-name="P19">java driver </text:p>
      <text:p text:style-name="P19"><text:a xlink:type="simple" xlink:href="http://mongodb.github.io/mongo-java-driver/3.4/driver/" text:style-name="Internet_20_link" text:visited-style-name="Visited_20_Internet_20_Link">http://mongodb.github.io/mongo-java-driver/3.4/driver/</text:a></text:p>
      <text:p text:style-name="P20">Mongo collection method <text:a xlink:type="simple" xlink:href="https://docs.mongodb.com/manual/reference/method/js-collection/" text:style-name="Internet_20_link" text:visited-style-name="Visited_20_Internet_20_Link">https://docs.mongodb.com/manual/reference/method/js-collection/</text:a></text:p>
      <text:p text:style-name="P16">Document Structure</text:p>
      <text:p text:style-name="P59">MongoDB documents are composed of field-and-value pairs and have the following structure:</text:p>
      <text:p text:style-name="P59">{</text:p>
      <text:p text:style-name="P59"><text:s text:c="3"/>field1: value1,</text:p>
      <text:p text:style-name="P59"><text:s text:c="3"/>field2: value2,</text:p>
      <text:p text:style-name="P59"><text:s text:c="3"/>field3: value3,</text:p>
      <text:p text:style-name="P59"><text:s text:c="3"/>...</text:p>
      <text:p text:style-name="P59"><text:s text:c="3"/>fieldN: valueN</text:p>
      <text:p text:style-name="P59">}</text:p>
      <text:p text:style-name="Text_20_body"><text:soft-page-break/>The value of a field can be any of the BSON <text:a xlink:type="simple" xlink:href="https://docs.mongodb.com/manual/reference/bson-types/" text:style-name="Internet_20_link" text:visited-style-name="Visited_20_Internet_20_Link">data types</text:a>, including other documents, arrays, and arrays of documents.</text:p>
      <text:p text:style-name="Text_20_body">The maximum BSON document size is 16 megabytes.</text:p>
      <text:p text:style-name="P60">The maximum document size helps ensure that a single document cannot use excessive amount of RAM or, during transmission, excessive amount of bandwidth.</text:p>
      <text:p text:style-name="P16">4.1 Mongo CRUD operation</text:p>
      <text:p text:style-name="P16">Insert document </text:p>
      <text:p text:style-name="P22">db.inventory.insertOne(</text:p>
      <text:p text:style-name="P22"><text:s text:c="3"/>{ item: "canvas", qty: 100, tags: ["cotton"], size: { h: 28, w: 35.5, uom: "cm" } }</text:p>
      <text:p text:style-name="P22">)</text:p>
      <text:p text:style-name="P49">db.inventory.insertMany([</text:p>
      <text:p text:style-name="P49"><text:s text:c="3"/>{ item: "journal", qty: 25, tags: ["blank", "red"], size: { h: 14, w: 21, uom: "cm" } },</text:p>
      <text:p text:style-name="P49"><text:s text:c="3"/>{ item: "mat", qty: 85, tags: ["gray"], size: { h: 27.9, w: 35.5, uom: "cm" } },</text:p>
      <text:p text:style-name="P49"><text:s text:c="3"/>{ item: "mousepad", qty: 25, tags: ["gel", "blue"], size: { h: 19, w: 22.85, uom: "cm" } }</text:p>
      <text:p text:style-name="P49">])</text:p>
      <text:p text:style-name="P17"><text:span text:style-name="T31">Query</text:span> document </text:p>
      <text:p text:style-name="P20">- Select all document </text:p>
      <text:p text:style-name="P22">To select all document in the collection, pass an empty document as the query filter parameter in the find methods.</text:p>
      <text:p text:style-name="P77">db.inventory.find( {} )</text:p>
      <text:p text:style-name="P77"/>
      <text:p text:style-name="P83">- Specify Equality Condition</text:p>
      <text:p text:style-name="P83"/>
      <text:p text:style-name="P70"><text:span text:style-name="T32">To </text:span>specify equality conditions, use <text:span text:style-name="Source_20_Text">&lt;field&gt;:&lt;value&gt;</text:span> expressions</text:p>
      <text:p text:style-name="P82">{ <text:span text:style-name="T33">&lt;</text:span>field1<text:span text:style-name="T33">&gt;:</text:span> <text:span text:style-name="T33">&lt;</text:span>value1<text:span text:style-name="T33">&gt;</text:span>, ... }</text:p>
      <text:p text:style-name="P71">Docume<text:span text:style-name="T32">nt query filter </text:span><text:a xlink:type="simple" xlink:href="https://docs.mongodb.com/manual/core/document/#document-query-filter" text:style-name="Internet_20_link" text:visited-style-name="Visited_20_Internet_20_Link"><text:span text:style-name="T32">https://docs.mongodb.com/manual/core/document/#document-query-filter</text:span></text:a></text:p>
      <text:p text:style-name="P71"/>
      <text:p text:style-name="P71"><text:span text:style-name="T11">db.inventory.find( { status</text:span><text:span text:style-name="T12">:</text:span><text:span text:style-name="T11"> </text:span><text:span text:style-name="T13">"D"</text:span><text:span text:style-name="T11"> } )</text:span></text:p>
      <text:p text:style-name="P78"><text:span text:style-name="T35">SELECT</text:span> <text:span text:style-name="T33">*</text:span> <text:span text:style-name="T35">FROM</text:span> inventory <text:span text:style-name="T35">WHERE</text:span> status <text:span text:style-name="T33">=</text:span> <text:span text:style-name="T36">"D"</text:span></text:p>
      <text:h text:style-name="P92" text:outline-level="2">Specify Conditions Using Query Operators</text:h>
      <text:p text:style-name="P87"><text:span text:style-name="T22">Document operator </text:span><text:a xlink:type="simple" xlink:href="https://docs.mongodb.com/manual/reference/operator/query/#query-selectors" text:style-name="Internet_20_link" text:visited-style-name="Visited_20_Internet_20_Link"><text:span text:style-name="T30">https://docs.mongodb.com/manual/reference/operator/query/#query-selectors</text:span></text:a></text:p>
      <text:p text:style-name="P86"/>
      <text:p text:style-name="P78"><text:span text:style-name="T36">db.inventory.find( { status</text:span><text:span text:style-name="T33">:</text:span><text:span text:style-name="T36"> { $in</text:span><text:span text:style-name="T33">:</text:span><text:span text:style-name="T36"> [ </text:span><text:span text:style-name="T37">"A"</text:span><text:span text:style-name="T36">, </text:span><text:span text:style-name="T37">"D"</text:span><text:span text:style-name="T36"> ] } } )</text:span></text:p>
      <text:p text:style-name="P78"><text:span text:style-name="T35">SELECT</text:span><text:span text:style-name="T36"> </text:span><text:span text:style-name="T33">*</text:span><text:span text:style-name="T36"> </text:span><text:span text:style-name="T35">FROM</text:span><text:span text:style-name="T36"> inventory </text:span><text:span text:style-name="T35">WHERE</text:span><text:span text:style-name="T36"> status </text:span><text:span text:style-name="T35">in</text:span><text:span text:style-name="T36"> ("A", "D")</text:span></text:p>
      <text:p text:style-name="P86"/>
      <text:h text:style-name="P92" text:outline-level="2"><text:soft-page-break/>- Specify <text:span text:style-name="Source_20_Text">AND</text:span> Conditions</text:h>
      <text:p text:style-name="P22">A compound query can specify conditions for more than one field in the collection’s documents. Implicitly, a logical <text:span text:style-name="Source_20_Text">AND</text:span> conjunction connects the clauses of a compound query so that the query selects the documents in the collection that match all the conditions.</text:p>
      <text:p text:style-name="P78"><text:span text:style-name="T36">db.inventory.find( { status</text:span><text:span text:style-name="T33">:</text:span><text:span text:style-name="T36"> </text:span><text:span text:style-name="T37">"A"</text:span><text:span text:style-name="T36">, qty</text:span><text:span text:style-name="T33">:</text:span><text:span text:style-name="T36"> { $lt</text:span><text:span text:style-name="T33">:</text:span><text:span text:style-name="T36"> </text:span><text:span text:style-name="T38">30</text:span><text:span text:style-name="T36"> } } )</text:span></text:p>
      <text:p text:style-name="P78"><text:span text:style-name="T35">SELECT</text:span><text:span text:style-name="T36"> </text:span><text:span text:style-name="T33">*</text:span><text:span text:style-name="T36"> </text:span><text:span text:style-name="T35">FROM</text:span><text:span text:style-name="T36"> inventory </text:span><text:span text:style-name="T35">WHERE</text:span><text:span text:style-name="T36"> status </text:span><text:span text:style-name="T33">=</text:span><text:span text:style-name="T36"> "A" </text:span><text:span text:style-name="T35">AND</text:span><text:span text:style-name="T36"> qty </text:span><text:span text:style-name="T33">&lt;</text:span><text:span text:style-name="T36"> </text:span><text:span text:style-name="T38">30</text:span></text:p>
      <text:p text:style-name="P86"/>
      <text:h text:style-name="P92" text:outline-level="2">- Specify <text:span text:style-name="Source_20_Text">OR</text:span> Conditions</text:h>
      <text:p text:style-name="P22">Using the <text:a xlink:type="simple" xlink:href="https://docs.mongodb.com/manual/reference/operator/query/or/#op._S_or" text:style-name="Internet_20_link" text:visited-style-name="Visited_20_Internet_20_Link"><text:span text:style-name="Source_20_Text">$or</text:span></text:a> operator, you can specify a compound query that joins each clause with a logical  <text:span text:style-name="Source_20_Text">OR </text:span>conjunction so that the query selects the documents in the collection that match at least one condition</text:p>
      <text:p text:style-name="P77">db.inventory.find( { $or<text:span text:style-name="T33">:</text:span> [ { status<text:span text:style-name="T33">:</text:span> <text:span text:style-name="T37">"A"</text:span> }, { qty<text:span text:style-name="T33">:</text:span> { $lt<text:span text:style-name="T33">:</text:span> <text:span text:style-name="T38">30</text:span> } } ] } )</text:p>
      <text:p text:style-name="P77"><text:span text:style-name="T35">SELECT</text:span> <text:span text:style-name="T33">*</text:span> <text:span text:style-name="T35">FROM</text:span> inventory <text:span text:style-name="T35">WHERE</text:span> status <text:span text:style-name="T33">=</text:span> <text:span text:style-name="T36">"A"</text:span> <text:span text:style-name="T35">OR</text:span> qty <text:span text:style-name="T33">&lt;</text:span> <text:span text:style-name="T38">30</text:span></text:p>
      <text:p text:style-name="P22"/>
      <text:h text:style-name="P91" text:outline-level="3"><text:span text:style-name="T14">- Specify </text:span><text:span text:style-name="Source_20_Text"><text:span text:style-name="T7">AND</text:span></text:span><text:span text:style-name="T14"> as well as </text:span><text:span text:style-name="Source_20_Text"><text:span text:style-name="T7">OR</text:span></text:span><text:span text:style-name="T14"> Conditions</text:span></text:h>
      <text:p text:style-name="P22">In the following example, the compound query document selects all documents in the collection where the <text:span text:style-name="Source_20_Text">status</text:span> equals <text:span text:style-name="Source_20_Text">"A"</text:span> <text:span text:style-name="Strong_20_Emphasis">and</text:span> <text:span text:style-name="Emphasis">either</text:span> <text:span text:style-name="Source_20_Text">qty</text:span> is less than (<text:a xlink:type="simple" xlink:href="https://docs.mongodb.com/manual/reference/operator/query/lt/#op._S_lt" text:style-name="Internet_20_link" text:visited-style-name="Visited_20_Internet_20_Link"><text:span text:style-name="Source_20_Text">$lt</text:span></text:a>) <text:span text:style-name="Source_20_Text">30</text:span> <text:span text:style-name="Emphasis">or</text:span> <text:span text:style-name="Source_20_Text">item</text:span> starts with the character <text:span text:style-name="Source_20_Text">p</text:span>:</text:p>
      <text:p text:style-name="P43">db.inventory.find( {</text:p>
      <text:p text:style-name="P43"><text:s text:c="5"/>status: "A",</text:p>
      <text:p text:style-name="P43"><text:s text:c="5"/>$or: [ { qty: { $lt: 30 } }, { item: /^p/ } ]</text:p>
      <text:p text:style-name="P43">} )</text:p>
      <text:p text:style-name="P79"><text:span text:style-name="T35">SELECT</text:span> <text:span text:style-name="T33">*</text:span> <text:span text:style-name="T35">FROM</text:span> inventory <text:span text:style-name="T35">WHERE</text:span> status <text:span text:style-name="T33">=</text:span> <text:span text:style-name="T36">"A"</text:span> <text:span text:style-name="T35">AND</text:span> ( qty <text:span text:style-name="T33">&lt;</text:span> <text:span text:style-name="T38">30</text:span> <text:span text:style-name="T35">OR</text:span> item <text:span text:style-name="T35">LIKE</text:span> <text:span text:style-name="T36">"p%"</text:span>)</text:p>
      <text:p text:style-name="P22">MongoDB supports regular expressions <text:a xlink:type="simple" xlink:href="https://docs.mongodb.com/manual/reference/operator/query/regex/#op._S_regex" text:style-name="Internet_20_link" text:visited-style-name="Visited_20_Internet_20_Link"><text:span text:style-name="Source_20_Text">$regex</text:span></text:a> queries to perform string pattern matches</text:p>
      <text:p text:style-name="P72"><text:a xlink:type="simple" xlink:href="https://docs.mongodb.com/manual/reference/operator/query/regex/#op._S_regex" text:style-name="Internet_20_link" text:visited-style-name="Visited_20_Internet_20_Link">https://docs.mongodb.com/manual/reference/operator/query/regex/#op._S_regex</text:a></text:p>
      <text:h text:style-name="P92" text:outline-level="2">-Match an Embedded/Nested Document</text:h>
      <text:p text:style-name="P73"><text:span text:style-name="T39">To specify an equality condition on a field that is an embedded/nested document, use the query filter document</text:span><text:span text:style-name="T6"> { &lt;field&gt;: &lt;value&gt; } </text:span><text:span text:style-name="T39">where </text:span><text:span text:style-name="T6">&lt;value&gt; </text:span><text:span text:style-name="T39">is the document to match.</text:span></text:p>
      <text:p text:style-name="P74">Equality matches on the whole embedded document require an<text:span text:style-name="T4"> exact match of the specified &lt;value&gt; document,</text:span> <text:span text:style-name="T4">including the field order</text:span>.</text:p>
      <text:p text:style-name="P75">db.inventory.insertMany( [</text:p>
      <text:p text:style-name="P75"><text:s text:c="3"/>{ item: "journal", qty: 25, size: { h: 14, w: 21, uom: "cm" }, status: "A" },</text:p>
      <text:p text:style-name="P75"><text:s text:c="3"/>{ item: "notebook", qty: 50, size: { h: 8.5, w: 11, uom: "in" }, status: "A" },</text:p>
      <text:p text:style-name="P75"><text:s text:c="3"/>{ item: "paper", qty: 100, size: { h: 8.5, w: 11, uom: "in" }, status: "D" },</text:p>
      <text:p text:style-name="P75"><text:s text:c="3"/>{ item: "planner", qty: 75, size: { h: 22.85, w: 30, uom: "cm" }, status: "D" },</text:p>
      <text:p text:style-name="P75"><text:s text:c="3"/>{ item: "postcard", qty: 45, size: { h: 10, w: 15.25, uom: "cm" }, status: "A" }</text:p>
      <text:p text:style-name="P75">]);</text:p>
      <text:p text:style-name="P80">db.inventory.find( { <text:span text:style-name="T37">"size.h"</text:span><text:span text:style-name="T33">:</text:span> { $lt<text:span text:style-name="T33">:</text:span> <text:span text:style-name="T38">15</text:span> } } )</text:p>
      <text:p text:style-name="P76">db.inventory.find( { "size.h": { $lt: 15 }, "size.uom": "in", status: "D" } )</text:p>
      <text:h text:style-name="P88" text:outline-level="1"><text:soft-page-break/>- Query for Null or Missing Fields</text:h>
      <text:p text:style-name="P22">The <text:span text:style-name="Source_20_Text">{ item : null }</text:span> query matches documents that either contain the <text:span text:style-name="Source_20_Text">item</text:span> field whose value is <text:span text:style-name="Source_20_Text">null</text:span> <text:span text:style-name="Emphasis">or</text:span>that do not contain the <text:span text:style-name="Source_20_Text">item</text:span> field.</text:p>
      <text:p text:style-name="P84">db.inventory.find( { item<text:span text:style-name="T33">:</text:span> <text:span text:style-name="T34">null</text:span> } )</text:p>
      <text:p text:style-name="P84"/>
      <text:p text:style-name="P70">The <text:span text:style-name="Source_20_Text">{ item : { $exists: false } }</text:span> query matches documents that do not contain the <text:span text:style-name="Source_20_Text">item</text:span> field</text:p>
      <text:p text:style-name="P85">db.inventory.find( { item <text:span text:style-name="T33">:</text:span> { $exists<text:span text:style-name="T33">:</text:span> <text:span text:style-name="T34">false</text:span> } } )</text:p>
      <text:h text:style-name="P89" text:outline-level="1">-Update Documents</text:h>
      <text:p text:style-name="P50">Update operator</text:p>
      <text:p text:style-name="P50"><text:a xlink:type="simple" xlink:href="https://docs.mongodb.com/manual/reference/operator/update/" text:style-name="Internet_20_link" text:visited-style-name="Visited_20_Internet_20_Link">https://docs.mongodb.com/manual/reference/operator/update/</text:a></text:p>
      <text:p text:style-name="P36">db.collection.updateOne(&lt;filter&gt;, &lt;update&gt;, &lt;options&gt;)</text:p>
      <text:p text:style-name="P41">db.inventory.updateOne(</text:p>
      <text:p text:style-name="P41"><text:s text:c="3"/>{ item: "paper" },</text:p>
      <text:p text:style-name="P41"><text:s text:c="3"/>{</text:p>
      <text:p text:style-name="P41"><text:s text:c="5"/>$set: { "size.uom": "cm", status: "P" },</text:p>
      <text:p text:style-name="P41"><text:s text:c="5"/>$currentDate: { lastModified: true }</text:p>
      <text:p text:style-name="P41"><text:s text:c="3"/>}</text:p>
      <text:p text:style-name="P41">)</text:p>
      <text:p text:style-name="P36">db.collection.updateMany(&lt;filter&gt;, &lt;update&gt;, &lt;options&gt;)</text:p>
      <text:p text:style-name="P41">db.inventory.updateMany(</text:p>
      <text:p text:style-name="P41"><text:s text:c="3"/>{ "qty": { $lt: 50 } },</text:p>
      <text:p text:style-name="P41"><text:s text:c="3"/>{</text:p>
      <text:p text:style-name="P41"><text:s text:c="5"/>$set: { "size.uom": "in", status: "P" },</text:p>
      <text:p text:style-name="P41"><text:s text:c="5"/>$currentDate: { lastModified: true }</text:p>
      <text:p text:style-name="P41"><text:s text:c="3"/>}</text:p>
      <text:p text:style-name="P41">)</text:p>
      <text:p text:style-name="P36">db.collection.replaceOne(&lt;filter&gt;, &lt;replacement&gt;, &lt;options&gt;)</text:p>
      <text:p text:style-name="P41">db.inventory.replaceOne(</text:p>
      <text:p text:style-name="P41"><text:s text:c="3"/>{ item: "paper" },</text:p>
      <text:p text:style-name="P41"><text:s text:c="3"/>{ item: "paper", instock: [ { warehouse: "A", qty: 60 }, { warehouse: "B", qty: 40 } ] }</text:p>
      <text:p text:style-name="P41">)</text:p>
      <text:h text:style-name="P90" text:outline-level="1"><text:soft-page-break/>-Delete Documents</text:h>
      <text:p text:style-name="P51"><text:span text:style-name="T40">db.collection.remove()</text:span><text:tab/></text:p>
      <text:p text:style-name="P51">Delete a single document or all documents that match a specified filter.</text:p>
      <text:p text:style-name="P29">db.collection.deleteOne()<text:tab/></text:p>
      <text:p text:style-name="P51">Delete at most a single document that match a specified filter even though multiple documents may match the specified filter.</text:p>
      <text:p text:style-name="P29">db.collection.deleteMany()<text:tab/></text:p>
      <text:p text:style-name="P51">Delete all documents that match a specified filter.</text:p>
      <text:p text:style-name="P81">db.users.deleteMany({ status <text:span text:style-name="T33">:</text:span> <text:span text:style-name="T37">"A"</text:span> })</text:p>
      <text:p text:style-name="P81"/>
      <text:p text:style-name="P52">The following operation first finds all documents where name : "A. MacDyver". It then sorts by points ascending before deleting the document with the lowest points value</text:p>
      <text:p text:style-name="P30">db.scores.findOneAndDelete(</text:p>
      <text:p text:style-name="P30"><text:s text:c="3"/>{ "name" : "A. MacDyver" },</text:p>
      <text:p text:style-name="P30"><text:s text:c="3"/>{ sort : { "points" : 1 } }</text:p>
      <text:p text:style-name="P31">)</text:p>
      <text:p text:style-name="P62"><text:span text:style-name="T41">4.2 </text:span>MongoDB Async Driver</text:p>
      <text:p text:style-name="P63"><text:a xlink:type="simple" xlink:href="http://mongodb.github.io/mongo-java-driver/3.0/driver-async/getting-started/quick-tour/" text:style-name="Internet_20_link" text:visited-style-name="Visited_20_Internet_20_Link"><text:span text:style-name="T44">http://mongodb.github.io/mongo-java-driver/3.0/driver-async/getting-started/quick-tour/</text:span></text:a></text:p>
      <text:p text:style-name="P64">Regex java <text:a xlink:type="simple" xlink:href="http://www.vogella.com/tutorials/JavaRegularExpressions/article.html" text:style-name="Internet_20_link" text:visited-style-name="Visited_20_Internet_20_Link"><text:span text:style-name="T44">http://www.vogella.com/tutorials/JavaRegularExpressions/article.html</text:span></text:a></text:p>
      <text:p text:style-name="P61">-SingleResultCallback</text:p>
      <text:p text:style-name="P22">The SingleResultCallback&lt;T&gt; interface requires the implementation of a single method onResult(T result, Throwable t) which is called upon the completion of the operation. Upon successful operation, the result parameter contains the result of the operation. If the operation failed for any reason, then the t contains the reason for the failure</text:p>
      <text:p text:style-name="P25">SingleResultCallback&lt;Document&gt; callbackPrintDocuments = new SingleResultCallback&lt;Document&gt;() {</text:p>
      <text:p text:style-name="P25"><text:s text:c="3"/>@Override</text:p>
      <text:p text:style-name="P25"><text:s text:c="3"/>public void onResult(final Document document, final Throwable t) {</text:p>
      <text:p text:style-name="P25"><text:s text:c="7"/>System.out.println(document.toJson());</text:p>
      <text:p text:style-name="P25"><text:s text:c="3"/>}</text:p>
      <text:p text:style-name="P25"><text:soft-page-break/>};</text:p>
      <text:p text:style-name="P25">SingleResultCallback&lt;Void&gt; callbackWhenFinished = new SingleResultCallback&lt;Void&gt;() {</text:p>
      <text:p text:style-name="P25"><text:s text:c="4"/>@Override</text:p>
      <text:p text:style-name="P25"><text:s text:c="4"/>public void onResult(final Void result, final Throwable t) {</text:p>
      <text:p text:style-name="P25"><text:s text:c="8"/>System.out.println("Operation Finished!");</text:p>
      <text:p text:style-name="P25"><text:s text:c="4"/>}</text:p>
      <text:p text:style-name="P25">};</text:p>
      <text:p text:style-name="P32"><text:s/><text:span text:style-name="T9">Block&lt;Document&gt; printDocumentBlock = new Block&lt;Document&gt;() {</text:span></text:p>
      <text:p text:style-name="P67"><text:s text:c="4"/>@Override</text:p>
      <text:p text:style-name="P67"><text:s text:c="4"/>public void apply(final Document document) {</text:p>
      <text:p text:style-name="P67"><text:s text:c="8"/>System.out.println(document.toJson());</text:p>
      <text:p text:style-name="P67"><text:s text:c="4"/>}</text:p>
      <text:p text:style-name="P67">};</text:p>
      <text:p text:style-name="P33"/>
      <text:p text:style-name="P65">-<text:span text:style-name="T42">Insert Documents</text:span></text:p>
      <text:p text:style-name="P25">collection.insertMany(documents, new SingleResultCallback&lt;Void&gt;() {</text:p>
      <text:p text:style-name="P25"><text:s text:c="4"/>@Override</text:p>
      <text:p text:style-name="P25"><text:s text:c="4"/>public void onResult(final Void result, final Throwable t) {</text:p>
      <text:p text:style-name="P25"><text:s text:c="8"/>System.out.println("Documents inserted!");</text:p>
      <text:p text:style-name="P25"><text:s text:c="4"/>}});</text:p>
      <text:p text:style-name="P25">collection.insertOne(doc, new SingleResultCallback&lt;Void&gt;() {</text:p>
      <text:p text:style-name="P25"><text:s text:c="4"/>@Override</text:p>
      <text:p text:style-name="P25"><text:s text:c="4"/>public void onResult(final Void result, final Throwable t) {</text:p>
      <text:p text:style-name="P25"><text:s text:c="8"/>System.out.println("Inserted!");</text:p>
      <text:p text:style-name="P25"><text:s text:c="4"/>}});</text:p>
      <text:p text:style-name="P22">SingleResultCallback&lt;T&gt; is a functional interface and can be implemented as a lambda if using Java 8:</text:p>
      <text:p text:style-name="P34">collection.insertOne(doc, (Void result, final Throwable t) -&gt; System.out.println("Inserted!"));</text:p>
      <text:p text:style-name="P34"/>
      <text:p text:style-name="P66">-<text:span text:style-name="T43">Query Documents</text:span></text:p>
      <text:p text:style-name="P22"><text:soft-page-break/>To query the collection, you can use the collection’s find() method. You can call the method without any arguments to query all documents in a collection or pass a filter to query for documents that match the filter criteria.</text:p>
      <text:p text:style-name="P25"><text:span text:style-name="T10">c</text:span><text:span text:style-name="T8">ollection.find(and(gt(</text:span><text:span text:style-name="T15">"i"</text:span><text:span text:style-name="T8">, </text:span><text:span text:style-name="T16">50</text:span><text:span text:style-name="T8">), lte(</text:span><text:span text:style-name="T15">"i"</text:span><text:span text:style-name="T8">, </text:span><text:span text:style-name="T16">100</text:span><text:span text:style-name="T8">))).forEach(printDocumentBlock, callbackWhenFinished);</text:span></text:p>
      <text:h text:style-name="P92" text:outline-level="2"><text:bookmark text:name="sorting-documents"/>-Sorting documents</text:h>
      <text:p text:style-name="P53">We can also use the Sorts helpers to sort documents. We add a sort to a find query by calling the <text:span text:style-name="T4">sort() </text:span>method on a <text:span text:style-name="T4">FindIterable</text:span></text:p>
      <text:p text:style-name="P35"><text:span text:style-name="T8">collection.find(exists(</text:span><text:span text:style-name="T15">"i"</text:span><text:span text:style-name="T8">)).sort(descending(</text:span><text:span text:style-name="T15">"i"</text:span><text:span text:style-name="T8">)).first(printDocument);</text:span></text:p>
      <text:h text:style-name="P92" text:outline-level="2"><text:bookmark text:name="projecting-fields"/>-Projecting fields</text:h>
      <text:p text:style-name="P54"><text:a xlink:type="simple" xlink:href="http://api.mongodb.com/java/3.0/?com/mongodb/client/model/Projections.html" text:style-name="Internet_20_link" text:visited-style-name="Visited_20_Internet_20_Link">http://api.mongodb.com/java/3.0/?com/mongodb/client/model/Projections.html</text:a></text:p>
      <text:p text:style-name="P22">Sometimes we don’t need all the data contained in a document. The <text:a xlink:type="simple" xlink:href="http://api.mongodb.org/java/3.0/?com/mongodb/client/model/Projections.html" office:target-frame-name="_blank" xlink:show="new" text:style-name="Internet_20_link" text:visited-style-name="Visited_20_Internet_20_Link">Projections</text:a> helpers can be used to build the projection parameter for the find operation and limit the fields returned.<text:line-break/>Below we’ll sort the collection, exclude the <text:span text:style-name="Source_20_Text">_id</text:span> field and output the first matching document:</text:p>
      <text:p text:style-name="Standard">collection.find().projection(<text:a xlink:type="simple" xlink:href="http://api.mongodb.org/java/3.0/?com/mongodb/client/model/Projections.html" office:target-frame-name="_blank" xlink:show="new" text:style-name="Internet_20_link" text:visited-style-name="Visited_20_Internet_20_Link">Projections</text:a>.excludeId()).first(printDocument);</text:p>
      <text:p text:style-name="P68"/>
      <text:h text:style-name="P92" text:outline-level="2"><text:bookmark text:name="updating-documents"/>-Updating documents</text:h>
      <text:p text:style-name="P55">To update at most a single document (may be 0 if none match the filter), use the updateOne method to specify the filter and the update document</text:p>
      <text:p text:style-name="P37">collection.updateOne(eq("i", 10), new Document("$set", new Document("i", 110)),</text:p>
      <text:p text:style-name="P37"><text:s text:c="4"/>new SingleResultCallback&lt;UpdateResult&gt;() {</text:p>
      <text:p text:style-name="P37"><text:s text:c="8"/>@Override</text:p>
      <text:p text:style-name="P37"><text:s text:c="8"/>public void onResult(final UpdateResult result, final Throwable t) {</text:p>
      <text:p text:style-name="P37"><text:s text:c="12"/>System.out.println(result.getModifiedCount());</text:p>
      <text:p text:style-name="P37"><text:s text:c="8"/>}</text:p>
      <text:p text:style-name="P37"><text:s text:c="4"/>});</text:p>
      <text:p text:style-name="P37">collection.updateMany(lt("i", 100), new Document("$inc", new Document("i", 100)),</text:p>
      <text:p text:style-name="P37"><text:s text:c="4"/>new SingleResultCallback&lt;UpdateResult&gt;() {</text:p>
      <text:p text:style-name="P37"><text:s text:c="8"/>@Override</text:p>
      <text:p text:style-name="P37"><text:s text:c="8"/>public void onResult(final UpdateResult result, final Throwable t) {</text:p>
      <text:p text:style-name="P37"><text:s text:c="12"/>System.out.println(result.getModifiedCount());</text:p>
      <text:p text:style-name="P37"><text:s text:c="8"/>}</text:p>
      <text:p text:style-name="P37"><text:soft-page-break/><text:s text:c="4"/>});</text:p>
      <text:p text:style-name="P22">The update methods return an UpdateResult, which provides information about the operation including the number of documents modified by the update.</text:p>
      <text:h text:style-name="P92" text:outline-level="2"><text:bookmark text:name="deleting-documents"/>-Deleting documents</text:h>
      <text:p text:style-name="P22">To delete at most a single document (may be 0 if none match the filter) use the <text:a xlink:type="simple" xlink:href="http://api.mongodb.org/java/3.0/?com/mongodb/async/client/MongoCollection.html#deleteOne-org.bson.conversions.Bson-" office:target-frame-name="_blank" xlink:show="new" text:style-name="Internet_20_link" text:visited-style-name="Visited_20_Internet_20_Link"><text:span text:style-name="Source_20_Text">deleteOne</text:span></text:a> method</text:p>
      <text:p text:style-name="P38">collection.deleteOne(eq("i", 110), new SingleResultCallback&lt;DeleteResult&gt;() {</text:p>
      <text:p text:style-name="P38"><text:s text:c="4"/>@Override</text:p>
      <text:p text:style-name="P38"><text:s text:c="4"/>public void onResult(final DeleteResult result, final Throwable t) {</text:p>
      <text:p text:style-name="P38"><text:s text:c="8"/>System.out.println(result.getDeletedCount());</text:p>
      <text:p text:style-name="P38"><text:s text:c="4"/>}</text:p>
      <text:p text:style-name="P38">});</text:p>
      <text:h text:style-name="P92" text:outline-level="2"><text:bookmark text:name="bulk-operations"/>-Bulk operations</text:h>
      <text:p text:style-name="P56">These commands allow for the execution of bulk insert/update/delete operations. There are two types of bulk operations:</text:p>
      <text:p text:style-name="P39">1.Ordered bulk operations.</text:p>
      <text:p text:style-name="P56">Executes all the operation in order and error out on the first write error.</text:p>
      <text:p text:style-name="P39">2.Unordered bulk operations.</text:p>
      <text:p text:style-name="P56">Executes all the operations and reports any the errors.</text:p>
      <text:p text:style-name="P56">Unordered bulk operations do not guarantee order of execution.</text:p>
      <text:p text:style-name="P39">SingleResultCallback&lt;BulkWriteResult&gt; printBatchResult = new SingleResultCallback&lt;BulkWriteResult&gt;() {</text:p>
      <text:p text:style-name="P39"><text:s text:c="4"/>@Override</text:p>
      <text:p text:style-name="P39"><text:s text:c="4"/>public void onResult(final BulkWriteResult result, final Throwable t) {</text:p>
      <text:p text:style-name="P39"><text:s text:c="8"/>System.out.println(result);</text:p>
      <text:p text:style-name="P39"><text:s text:c="4"/>}</text:p>
      <text:p text:style-name="P39">};</text:p>
      <text:p text:style-name="P39">// 2. Ordered bulk operation - order is guaranteed</text:p>
      <text:p text:style-name="P39">collection.bulkWrite(</text:p>
      <text:p text:style-name="P39"><text:s text:c="2"/>Arrays.asList(new InsertOneModel&lt;&gt;(new Document("_id", 4)),</text:p>
      <text:p text:style-name="P39"><text:s text:c="16"/>new InsertOneModel&lt;&gt;(new Document("_id", 5)),</text:p>
      <text:p text:style-name="P39"><text:soft-page-break/><text:s text:c="16"/>new InsertOneModel&lt;&gt;(new Document("_id", 6)),</text:p>
      <text:p text:style-name="P39"><text:s text:c="16"/>new UpdateOneModel&lt;&gt;(new Document("_id", 1),</text:p>
      <text:p text:style-name="P39"><text:s text:c="37"/>new Document("$set", new Document("x", 2))),</text:p>
      <text:p text:style-name="P39"><text:s text:c="16"/>new DeleteOneModel&lt;&gt;(new Document("_id", 2)),</text:p>
      <text:p text:style-name="P39"><text:s text:c="16"/>new ReplaceOneModel&lt;&gt;(new Document("_id", 3),</text:p>
      <text:p text:style-name="P39"><text:s text:c="38"/>new Document("_id", 3).append("x", 4))),</text:p>
      <text:p text:style-name="P39"><text:s text:c="2"/>printBatchResult</text:p>
      <text:p text:style-name="P39">);</text:p>
      <text:p text:style-name="P39"><text:s/>// 2. Unordered bulk operation - no guarantee of order of operation</text:p>
      <text:p text:style-name="P39">collection.bulkWrite(</text:p>
      <text:p text:style-name="P39"><text:s text:c="2"/>Arrays.asList(new InsertOneModel&lt;&gt;(new Document("_id", 4)),</text:p>
      <text:p text:style-name="P39"><text:s text:c="16"/>new InsertOneModel&lt;&gt;(new Document("_id", 5)),</text:p>
      <text:p text:style-name="P39"><text:s text:c="16"/>new InsertOneModel&lt;&gt;(new Document("_id", 6)),</text:p>
      <text:p text:style-name="P39"><text:s text:c="16"/>new UpdateOneModel&lt;&gt;(new Document("_id", 1),</text:p>
      <text:p text:style-name="P39"><text:s text:c="37"/>new Document("$set", new Document("x", 2))),</text:p>
      <text:p text:style-name="P39"><text:s text:c="16"/>new DeleteOneModel&lt;&gt;(new Document("_id", 2)),</text:p>
      <text:p text:style-name="P39"><text:s text:c="16"/>new ReplaceOneModel&lt;&gt;(new Document("_id", 3),</text:p>
      <text:p text:style-name="P39"><text:s text:c="38"/>new Document("_id", 3).append("x", 4))),</text:p>
      <text:p text:style-name="P39"><text:s text:c="2"/>new BulkWriteOptions().ordered(false),</text:p>
      <text:p text:style-name="P39"><text:s text:c="2"/>printBatchResult</text:p>
      <text:p text:style-name="P39">);</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8:58:42.222086135</meta:creation-date>
    <dc:date>2017-07-13T14:24:06.371282092</dc:date>
    <meta:editing-duration>PT22H34M26S</meta:editing-duration>
    <meta:editing-cycles>29</meta:editing-cycles>
    <meta:generator>LibreOffice/5.2.2.2$Linux_X86_64 LibreOffice_project/20m0$Build-2</meta:generator>
    <meta:document-statistic meta:table-count="0" meta:image-count="0" meta:object-count="0" meta:page-count="15" meta:paragraph-count="381" meta:word-count="3399" meta:character-count="24078" meta:non-whitespace-character-count="19979"/>
  </office:meta>
</office:document-meta>
</file>